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StarSymbol" svg:font-family="StarSymbol"/>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background-color="#ffff00"/>
    </style:style>
    <style:style style:name="P6" style:family="paragraph" style:parent-style-name="Standard">
      <style:text-properties fo:language="cs" fo:country="CZ"/>
    </style:style>
    <style:style style:name="P7" style:family="paragraph" style:parent-style-name="Standard">
      <style:text-properties fo:language="cs" fo:country="CZ" fo:background-color="#ffff00"/>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normal" fo:background-color="#ffff00" style:font-style-asian="normal" style:font-style-complex="normal"/>
    </style:style>
    <style:style style:name="P10" style:family="paragraph" style:parent-style-name="Standard">
      <style:text-properties fo:font-weight="normal" fo:background-color="#ffff00" style:font-weight-asian="normal"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Text_20_body">
      <style:text-properties fo:font-style="normal" fo:background-color="#ffff00" style:font-style-asian="normal" style:font-style-complex="normal"/>
    </style:style>
    <style:style style:name="P14" style:family="paragraph" style:parent-style-name="Text_20_body">
      <style:text-properties fo:background-color="#ffff00"/>
    </style:style>
    <style:style style:name="P15" style:family="paragraph" style:parent-style-name="Text_20_body">
      <style:text-properties fo:language="cs" fo:country="CZ"/>
    </style:style>
    <style:style style:name="P16" style:family="paragraph" style:parent-style-name="Text_20_body">
      <style:paragraph-properties fo:text-align="justify" style:justify-single-word="false"/>
      <style:text-properties fo:language="cs" fo:country="CZ" fo:font-style="normal" style:font-style-asian="normal" style:font-style-complex="normal"/>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fo:language="cs" fo:country="CZ"/>
    </style:style>
    <style:style style:name="P19" style:family="paragraph" style:parent-style-name="Standard">
      <style:paragraph-properties fo:margin-left="0cm" fo:margin-right="0cm" fo:text-indent="0cm" style:auto-text-indent="false"/>
      <style:text-properties fo:language="cs" fo:country="CZ" fo:background-color="#ffff00"/>
    </style:style>
    <style:style style:name="P20" style:family="paragraph" style:parent-style-name="Standard">
      <style:paragraph-properties fo:margin-left="0cm" fo:margin-right="0cm" fo:text-align="justify" style:justify-single-word="false" fo:text-indent="0cm" style:auto-text-indent="false"/>
      <style:text-properties fo:language="cs" fo:country="CZ" fo:font-style="normal" style:font-style-asian="normal" style:font-style-complex="normal"/>
    </style:style>
    <style:style style:name="P21" style:family="paragraph" style:parent-style-name="Standard">
      <style:paragraph-properties fo:margin-left="0cm" fo:margin-right="0cm" fo:text-align="justify" style:justify-single-word="false" fo:text-indent="0cm" style:auto-text-indent="false"/>
      <style:text-properties fo:language="cs" fo:country="CZ" fo:font-style="normal" style:font-style-asian="normal" style:font-size-complex="11pt" style:font-style-complex="normal"/>
    </style:style>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2"/>
    <style:style style:name="P29" style:family="paragraph" style:parent-style-name="Standard" style:list-style-name="L2"/>
    <style:style style:name="P30" style:family="paragraph" style:parent-style-name="Standard" style:list-style-name="L2"/>
    <style:style style:name="P31" style:family="paragraph" style:parent-style-name="Standard" style:list-style-name="L2"/>
    <style:style style:name="P32" style:family="paragraph" style:parent-style-name="Standard" style:list-style-name="L2"/>
    <style:style style:name="P33" style:family="paragraph" style:parent-style-name="Standard" style:list-style-name="L2"/>
    <style:style style:name="P34" style:family="paragraph" style:parent-style-name="Standard" style:list-style-name="L2"/>
    <style:style style:name="P35" style:family="paragraph" style:parent-style-name="Standard" style:list-style-name="L2"/>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style style:name="P42" style:family="paragraph" style:parent-style-name="Standard" style:list-style-name="L2"/>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3"/>
    <style:style style:name="P47" style:family="paragraph" style:parent-style-name="Standard" style:list-style-name="L3"/>
    <style:style style:name="P48" style:family="paragraph" style:parent-style-name="Standard" style:list-style-name="L3"/>
    <style:style style:name="P49" style:family="paragraph" style:parent-style-name="Standard" style:list-style-name="L3"/>
    <style:style style:name="P50" style:family="paragraph" style:parent-style-name="Standard" style:list-style-name="L3"/>
    <style:style style:name="P51" style:family="paragraph" style:parent-style-name="Standard" style:list-style-name="L3"/>
    <style:style style:name="P52" style:family="paragraph" style:parent-style-name="Standard" style:list-style-name="L3">
      <style:text-properties fo:font-style="italic" style:font-style-asian="italic" style:font-style-complex="italic"/>
    </style:style>
    <style:style style:name="P53" style:family="paragraph" style:parent-style-name="Standard" style:list-style-name="L3"/>
    <style:style style:name="P54" style:family="paragraph" style:parent-style-name="Standard" style:list-style-name="L3"/>
    <style:style style:name="P55" style:family="paragraph" style:parent-style-name="Standard" style:list-style-name="L3"/>
    <style:style style:name="P56" style:family="paragraph" style:parent-style-name="Standard" style:list-style-name="L3"/>
    <style:style style:name="P57" style:family="paragraph" style:parent-style-name="Standard" style:list-style-name="L3"/>
    <style:style style:name="P58" style:family="paragraph" style:parent-style-name="Standard" style:list-style-name="L3"/>
    <style:style style:name="P59" style:family="paragraph" style:parent-style-name="Standard" style:list-style-name="L3"/>
    <style:style style:name="P60" style:family="paragraph" style:parent-style-name="Standard" style:list-style-name="L3"/>
    <style:style style:name="P61" style:family="paragraph" style:parent-style-name="Standard" style:list-style-name="L4"/>
    <style:style style:name="P62" style:family="paragraph" style:parent-style-name="Standard" style:list-style-name="L4"/>
    <style:style style:name="P63" style:family="paragraph" style:parent-style-name="Standard" style:list-style-name="L4"/>
    <style:style style:name="P64" style:family="paragraph" style:parent-style-name="Standard" style:list-style-name="L4"/>
    <style:style style:name="P65" style:family="paragraph" style:parent-style-name="Standard" style:list-style-name="L4"/>
    <style:style style:name="P66" style:family="paragraph" style:parent-style-name="Standard" style:list-style-name="L5"/>
    <style:style style:name="P67" style:family="paragraph" style:parent-style-name="Standard" style:list-style-name="L5"/>
    <style:style style:name="P68" style:family="paragraph" style:parent-style-name="Standard" style:list-style-name="L5"/>
    <style:style style:name="P69" style:family="paragraph" style:parent-style-name="Standard" style:list-style-name="L5"/>
    <style:style style:name="P70" style:family="paragraph" style:parent-style-name="Standard" style:list-style-name="L6"/>
    <style:style style:name="P71" style:family="paragraph" style:parent-style-name="Standard" style:list-style-name="L6"/>
    <style:style style:name="P72" style:family="paragraph" style:parent-style-name="Standard" style:list-style-name="L6"/>
    <style:style style:name="P73" style:family="paragraph" style:parent-style-name="Standard" style:list-style-name="L7"/>
    <style:style style:name="P74" style:family="paragraph" style:parent-style-name="Standard" style:list-style-name="L7"/>
    <style:style style:name="P75" style:family="paragraph" style:parent-style-name="Standard" style:list-style-name="L7"/>
    <style:style style:name="P76" style:family="paragraph" style:parent-style-name="Standard">
      <style:paragraph-properties fo:text-align="justify" style:justify-single-word="false"/>
    </style:style>
    <style:style style:name="P77" style:family="paragraph" style:parent-style-name="Heading">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78" style:family="paragraph" style:parent-style-name="Heading_20_2" style:list-style-name="List_20_1"/>
    <style:style style:name="P79" style:family="paragraph" style:parent-style-name="Heading_20_2" style:list-style-name="List_20_1"/>
    <style:style style:name="P80" style:family="paragraph" style:parent-style-name="Heading_20_2" style:list-style-name="List_20_1"/>
    <style:style style:name="P81" style:family="paragraph" style:parent-style-name="Heading_20_2" style:list-style-name="List_20_1"/>
    <style:style style:name="P82" style:family="paragraph" style:parent-style-name="Heading_20_2" style:list-style-name="List_20_1">
      <style:text-properties fo:language="cs" fo:country="CZ"/>
    </style:style>
    <style:style style:name="P83" style:family="paragraph" style:parent-style-name="Heading_20_3" style:list-style-name="List_20_1"/>
    <style:style style:name="P84" style:family="paragraph" style:parent-style-name="Heading_20_3" style:list-style-name="List_20_1"/>
    <style:style style:name="P85" style:family="paragraph" style:parent-style-name="Heading_20_3" style:list-style-name="List_20_1"/>
    <style:style style:name="P86" style:family="paragraph" style:parent-style-name="Heading_20_3" style:list-style-name="List_20_1"/>
    <style:style style:name="P87" style:family="paragraph" style:parent-style-name="Heading_20_3" style:list-style-name="List_20_1"/>
    <style:style style:name="P88" style:family="paragraph" style:parent-style-name="Heading_20_3" style:list-style-name="List_20_1"/>
    <style:style style:name="P89" style:family="paragraph" style:parent-style-name="Heading_20_3" style:list-style-name="List_20_1"/>
    <style:style style:name="P90" style:family="paragraph" style:parent-style-name="Heading_20_3" style:list-style-name="List_20_1"/>
    <style:style style:name="P91" style:family="paragraph" style:parent-style-name="Heading_20_3" style:list-style-name="List_20_1"/>
    <style:style style:name="P92" style:family="paragraph" style:parent-style-name="Heading_20_3" style:list-style-name="List_20_1"/>
    <style:style style:name="P93" style:family="paragraph" style:parent-style-name="Heading_20_3" style:list-style-name="List_20_1"/>
    <style:style style:name="P94" style:family="paragraph" style:parent-style-name="Heading_20_3" style:list-style-name="List_20_1"/>
    <style:style style:name="P95" style:family="paragraph" style:parent-style-name="Heading_20_3" style:list-style-name="List_20_1"/>
    <style:style style:name="P96" style:family="paragraph" style:parent-style-name="Heading_20_3" style:list-style-name="List_20_1"/>
    <style:style style:name="P97" style:family="paragraph" style:parent-style-name="Heading_20_3" style:list-style-name="List_20_1"/>
    <style:style style:name="P98" style:family="paragraph" style:parent-style-name="Heading_20_3" style:list-style-name="List_20_1"/>
    <style:style style:name="P99" style:family="paragraph" style:parent-style-name="Heading_20_3" style:list-style-name="List_20_1"/>
    <style:style style:name="P100" style:family="paragraph" style:parent-style-name="Heading_20_3" style:list-style-name="List_20_1"/>
    <style:style style:name="P101" style:family="paragraph" style:parent-style-name="Heading_20_3" style:list-style-name="List_20_1"/>
    <style:style style:name="P102" style:family="paragraph" style:parent-style-name="Heading_20_3" style:list-style-name="List_20_1"/>
    <style:style style:name="P103" style:family="paragraph" style:parent-style-name="Heading_20_3" style:list-style-name="List_20_1"/>
    <style:style style:name="P104" style:family="paragraph" style:parent-style-name="Heading_20_3" style:list-style-name="List_20_1"/>
    <style:style style:name="P105" style:family="paragraph" style:parent-style-name="Heading_20_3" style:list-style-name="List_20_1"/>
    <style:style style:name="P106" style:family="paragraph" style:parent-style-name="Heading_20_3" style:list-style-name="List_20_1"/>
    <style:style style:name="P107" style:family="paragraph" style:parent-style-name="Heading_20_3" style:list-style-name="List_20_1"/>
    <style:style style:name="P108" style:family="paragraph" style:parent-style-name="Heading_20_3" style:list-style-name="List_20_1"/>
    <style:style style:name="P109" style:family="paragraph" style:parent-style-name="Heading_20_3" style:list-style-name="List_20_1"/>
    <style:style style:name="P110" style:family="paragraph" style:parent-style-name="Heading_20_3" style:list-style-name="List_20_1"/>
    <style:style style:name="P111" style:family="paragraph" style:parent-style-name="Heading_20_3" style:list-style-name="List_20_1"/>
    <style:style style:name="P112" style:family="paragraph" style:parent-style-name="Heading_20_3" style:list-style-name="List_20_1"/>
    <style:style style:name="P113" style:family="paragraph" style:parent-style-name="Heading_20_3" style:list-style-name="List_20_1"/>
    <style:style style:name="P114" style:family="paragraph" style:parent-style-name="Heading_20_3" style:list-style-name="List_20_1"/>
    <style:style style:name="P115" style:family="paragraph" style:parent-style-name="Heading_20_3" style:list-style-name="List_20_1"/>
    <style:style style:name="P116" style:family="paragraph" style:parent-style-name="Heading_20_3" style:list-style-name="List_20_1"/>
    <style:style style:name="P117" style:family="paragraph" style:parent-style-name="Heading_20_3" style:list-style-name="List_20_1"/>
    <style:style style:name="P118" style:family="paragraph" style:parent-style-name="Heading_20_3" style:list-style-name="List_20_1"/>
    <style:style style:name="P119" style:family="paragraph" style:parent-style-name="Heading_20_3" style:list-style-name="List_20_1"/>
    <style:style style:name="P120" style:family="paragraph" style:parent-style-name="Heading_20_3" style:list-style-name="List_20_1"/>
    <style:style style:name="P121" style:family="paragraph" style:parent-style-name="Heading_20_3" style:list-style-name="List_20_1"/>
    <style:style style:name="P122" style:family="paragraph" style:parent-style-name="Heading_20_3" style:list-style-name="List_20_1"/>
    <style:style style:name="P123" style:family="paragraph" style:parent-style-name="Heading_20_3" style:list-style-name="List_20_1"/>
    <style:style style:name="P124" style:family="paragraph" style:parent-style-name="Heading_20_3" style:list-style-name="List_20_1"/>
    <style:style style:name="P125" style:family="paragraph" style:parent-style-name="Heading_20_3" style:list-style-name="List_20_1"/>
    <style:style style:name="P126" style:family="paragraph" style:parent-style-name="Heading_20_3" style:list-style-name="List_20_1"/>
    <style:style style:name="P127" style:family="paragraph" style:parent-style-name="Heading_20_3" style:list-style-name="List_20_1"/>
    <style:style style:name="P128" style:family="paragraph" style:parent-style-name="Heading_20_3" style:list-style-name="List_20_1"/>
    <style:style style:name="P129" style:family="paragraph" style:parent-style-name="Heading_20_3" style:list-style-name="List_20_1"/>
    <style:style style:name="P130" style:family="paragraph" style:parent-style-name="Heading_20_3" style:list-style-name="List_20_1"/>
    <style:style style:name="P131" style:family="paragraph" style:parent-style-name="Heading_20_3" style:list-style-name="List_20_1"/>
    <style:style style:name="P132" style:family="paragraph" style:parent-style-name="Heading_20_3" style:list-style-name="List_20_1"/>
    <style:style style:name="P133" style:family="paragraph" style:parent-style-name="Heading_20_3" style:list-style-name="List_20_1"/>
    <style:style style:name="P134" style:family="paragraph" style:parent-style-name="Text_20_body">
      <style:text-properties fo:font-style="normal" style:font-style-asian="normal" style:font-style-complex="normal"/>
    </style:style>
    <style:style style:name="P135" style:family="paragraph" style:parent-style-name="Text_20_body">
      <style:paragraph-properties fo:text-align="justify" style:justify-single-word="false"/>
      <style:text-properties fo:font-style="normal" style:font-style-asian="normal" style:font-style-complex="normal"/>
    </style:style>
    <style:style style:name="P136" style:family="paragraph" style:parent-style-name="Heading_20_1" style:list-style-name="List_20_1">
      <style:text-properties fo:font-style="normal" style:font-style-asian="normal" style:font-style-complex="normal"/>
    </style:style>
    <style:style style:name="P137" style:family="paragraph" style:parent-style-name="Heading_20_1" style:list-style-name="List_20_1">
      <style:text-properties fo:font-style="normal" style:font-style-asian="normal" style:font-style-complex="normal"/>
    </style:style>
    <style:style style:name="P138" style:family="paragraph" style:parent-style-name="Heading_20_1" style:list-style-name="List_20_1">
      <style:paragraph-properties fo:break-before="page"/>
    </style:style>
    <style:style style:name="P139" style:family="paragraph" style:parent-style-name="Heading_20_5" style:list-style-name="List_20_1"/>
    <style:style style:name="P140" style:family="paragraph" style:parent-style-name="Heading_20_5" style:list-style-name="List_20_1"/>
    <style:style style:name="P141" style:family="paragraph" style:parent-style-name="Heading_20_5" style:list-style-name="List_20_1"/>
    <style:style style:name="P142" style:family="paragraph" style:parent-style-name="Heading_20_5" style:list-style-name="List_20_1"/>
    <style:style style:name="P143" style:family="paragraph" style:parent-style-name="Heading_20_5" style:list-style-name="List_20_1"/>
    <style:style style:name="P144" style:family="paragraph" style:parent-style-name="Heading_20_5" style:list-style-name="List_20_1"/>
    <style:style style:name="P145" style:family="paragraph" style:parent-style-name="Contents_20_3">
      <style:paragraph-properties>
        <style:tab-stops>
          <style:tab-stop style:position="16cm" style:type="right" style:leader-style="dotted" style:leader-text="."/>
        </style:tab-stops>
      </style:paragraph-properties>
    </style:style>
    <style:style style:name="P146" style:family="paragraph" style:parent-style-name="Heading_20_4" style:list-style-name="List_20_1">
      <style:text-properties fo:language="cs" fo:country="CZ"/>
    </style:style>
    <style:style style:name="P147" style:family="paragraph" style:parent-style-name="Heading_20_4" style:list-style-name="List_20_1">
      <style:text-properties fo:language="cs" fo:country="CZ"/>
    </style:style>
    <style:style style:name="P148" style:family="paragraph" style:parent-style-name="Heading_20_4" style:list-style-name="List_20_1">
      <style:text-properties fo:language="cs" fo:country="CZ"/>
    </style:style>
    <style:style style:name="P149" style:family="paragraph" style:parent-style-name="Heading_20_4" style:list-style-name="List_20_1">
      <style:text-properties fo:language="cs" fo:country="CZ"/>
    </style:style>
    <style:style style:name="P150" style:family="paragraph" style:parent-style-name="Heading_20_4" style:list-style-name="List_20_1"/>
    <style:style style:name="P151" style:family="paragraph" style:parent-style-name="Heading_20_4" style:list-style-name="List_20_1"/>
    <style:style style:name="P152" style:family="paragraph" style:parent-style-name="Heading_20_4" style:list-style-name="List_20_1"/>
    <style:style style:name="P153" style:family="paragraph" style:parent-style-name="Heading_20_4" style:list-style-name="List_20_1"/>
    <style:style style:name="P154" style:family="paragraph" style:parent-style-name="Heading_20_4" style:list-style-name="List_20_1"/>
    <style:style style:name="P155" style:family="paragraph" style:parent-style-name="Heading_20_4" style:list-style-name="List_20_1"/>
    <style:style style:name="P156" style:family="paragraph" style:parent-style-name="Heading_20_4" style:list-style-name="List_20_1"/>
    <style:style style:name="P157" style:family="paragraph" style:parent-style-name="Heading_20_4" style:list-style-name="List_20_1"/>
    <style:style style:name="P158" style:family="paragraph" style:parent-style-name="Heading_20_4" style:list-style-name="List_20_1"/>
    <style:style style:name="P159" style:family="paragraph" style:parent-style-name="Heading_20_4" style:list-style-name="List_20_1"/>
    <style:style style:name="P160" style:family="paragraph" style:parent-style-name="Heading_20_4" style:list-style-name="List_20_1"/>
    <style:style style:name="P161" style:family="paragraph" style:parent-style-name="Heading_20_4" style:list-style-name="List_20_1"/>
    <style:style style:name="P162" style:family="paragraph" style:parent-style-name="Contents_20_1">
      <style:paragraph-properties>
        <style:tab-stops>
          <style:tab-stop style:position="16.999cm" style:type="right" style:leader-style="dotted" style:leader-text="."/>
        </style:tab-stops>
      </style:paragraph-properties>
    </style:style>
    <style:style style:name="P16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tyle="normal" fo:font-weight="normal" fo:background-color="#ffff00"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style style:name="T4" style:family="text">
      <style:text-properties fo:font-style="italic" style:font-style-asian="italic" style:font-style-complex="italic"/>
    </style:style>
    <style:style style:name="T5" style:family="text">
      <style:text-properties fo:font-style="normal" fo:font-weight="normal" fo:background-color="#ffff00"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background-color="#ffff00"/>
    </style:style>
    <style:style style:name="T9" style:family="text">
      <style:text-properties fo:language="cs" fo:country="CZ"/>
    </style:style>
    <style:style style:name="T10" style:family="text">
      <style:text-properties fo:font-weight="normal" fo:background-color="#ffff00" style:font-weight-asian="normal" style:font-weight-complex="normal"/>
    </style:style>
    <style:style style:name="T11"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tracked-changes>
        <text:changed-region text:id="ct-1399395108">
          <text:format-change>
            <office:change-info>
              <dc:creator>Martin Andersen</dc:creator>
              <dc:date>2009-07-02T11:31:00</dc:date>
            </office:change-info>
          </text:format-change>
        </text:changed-region>
        <text:changed-region text:id="ct-1359377528">
          <text:insertion>
            <office:change-info>
              <dc:creator>Martin Andersen</dc:creator>
              <dc:date>2009-07-02T10:40:00</dc:date>
            </office:change-info>
          </text:insertion>
        </text:changed-region>
        <text:changed-region text:id="ct-1358599088">
          <text:insertion>
            <office:change-info>
              <dc:creator>Martin Andersen</dc:creator>
              <dc:date>2009-07-02T09:41:00</dc:date>
            </office:change-info>
          </text:insertion>
        </text:changed-region>
        <text:changed-region text:id="ct-1358601552">
          <text:deletion>
            <office:change-info>
              <dc:creator>Martin Andersen</dc:creator>
              <dc:date>2009-07-02T09:27:00</dc:date>
            </office:change-info>
            <text:p text:style-name="Standard"><text:span text:style-name="T1"/></text:p>
            <text:p text:style-name="Standard"><text:span text:style-name="T1"/></text:p>
          </text:deletion>
        </text:changed-region>
        <text:changed-region text:id="ct-1358599312">
          <text:deletion>
            <office:change-info>
              <dc:creator>Martin Andersen</dc:creator>
              <dc:date>2009-07-02T09:28:00</dc:date>
            </office:change-info>
            <text:p text:style-name="Standard"><text:span text:style-name="T1"/></text:p>
            <text:p text:style-name="Standard"><text:span text:style-name="T1"/></text:p>
          </text:deletion>
        </text:changed-region>
        <text:changed-region text:id="ct-1359382860">
          <text:format-change>
            <office:change-info>
              <dc:creator>Martin Andersen</dc:creator>
              <dc:date>2009-07-02T09:45:00</dc:date>
            </office:change-info>
          </text:format-change>
        </text:changed-region>
        <text:changed-region text:id="ct-1359383084">
          <text:deletion>
            <office:change-info>
              <dc:creator>Martin Andersen</dc:creator>
              <dc:date>2009-07-02T09:40:00</dc:date>
            </office:change-info>
            <text:p text:style-name="Text_20_body"><text:span text:style-name="DataType"><text:span text:style-name="T2"><text:s/></text:span></text:span></text:p>
          </text:deletion>
        </text:changed-region>
        <text:changed-region text:id="ct-1359381852">
          <text:format-change>
            <office:change-info>
              <dc:creator>Martin Andersen</dc:creator>
              <dc:date>2009-07-02T09:45:00</dc:date>
            </office:change-info>
          </text:format-change>
        </text:changed-region>
        <text:changed-region text:id="ct-1399344556">
          <text:insertion>
            <office:change-info>
              <dc:creator>Martin Andersen</dc:creator>
              <dc:date>2009-07-02T11:27:00</dc:date>
            </office:change-info>
          </text:insertion>
        </text:changed-region>
        <text:changed-region text:id="ct-1399401224">
          <text:deletion>
            <office:change-info>
              <dc:creator>Martin Andersen</dc:creator>
              <dc:date>2009-07-02T11:27:00</dc:date>
            </office:change-info>
            <text:p text:style-name="Text_20_body"><text:span text:style-name="T2">s</text:span></text:p>
          </text:deletion>
        </text:changed-region>
        <text:changed-region text:id="ct-1398633488">
          <text:deletion>
            <office:change-info>
              <dc:creator>Martin Andersen</dc:creator>
              <dc:date>2009-07-02T11:27:00</dc:date>
            </office:change-info>
            <text:p text:style-name="Text_20_body"><text:span text:style-name="T2">public main sections</text:span></text:p>
          </text:deletion>
        </text:changed-region>
        <text:changed-region text:id="ct-1399341420">
          <text:insertion>
            <office:change-info>
              <dc:creator>Martin Andersen</dc:creator>
              <dc:date>2009-07-02T11:27:00</dc:date>
            </office:change-info>
          </text:insertion>
        </text:changed-region>
        <text:changed-region text:id="ct-1399401336">
          <text:deletion>
            <office:change-info>
              <dc:creator>Martin Andersen</dc:creator>
              <dc:date>2009-07-02T11:28:00</dc:date>
            </office:change-info>
            <text:p text:style-name="Text_20_body"><text:span text:style-name="DataType">JobIdentification</text:span></text:p>
          </text:deletion>
        </text:changed-region>
        <text:changed-region text:id="ct-1359382412">
          <text:insertion>
            <office:change-info>
              <dc:creator>Martin Andersen</dc:creator>
              <dc:date>2009-07-02T11:28:00</dc:date>
            </office:change-info>
          </text:insertion>
        </text:changed-region>
        <text:changed-region text:id="ct-1399395220">
          <text:deletion>
            <office:change-info>
              <dc:creator>Martin Andersen</dc:creator>
              <dc:date>2009-07-02T11:29:00</dc:date>
            </office:change-info>
            <text:p text:style-name="Text_20_body"><text:span text:style-name="DataType">Application</text:span></text:p>
          </text:deletion>
        </text:changed-region>
        <text:changed-region text:id="ct-1359376856">
          <text:insertion>
            <office:change-info>
              <dc:creator>Martin Andersen</dc:creator>
              <dc:date>2009-07-02T11:29:00</dc:date>
            </office:change-info>
          </text:insertion>
        </text:changed-region>
        <text:changed-region text:id="ct-1399395892">
          <text:deletion>
            <office:change-info>
              <dc:creator>Martin Andersen</dc:creator>
              <dc:date>2009-07-02T11:30:00</dc:date>
            </office:change-info>
            <text:p text:style-name="Text_20_body"><text:span text:style-name="DataType">Resources</text:span></text:p>
          </text:deletion>
        </text:changed-region>
        <text:changed-region text:id="ct-1359379208">
          <text:insertion>
            <office:change-info>
              <dc:creator>Martin Andersen</dc:creator>
              <dc:date>2009-07-02T11:30:00</dc:date>
            </office:change-info>
          </text:insertion>
        </text:changed-region>
        <text:changed-region text:id="ct-1400089380">
          <text:deletion>
            <office:change-info>
              <dc:creator>Martin Andersen</dc:creator>
              <dc:date>2009-07-02T11:30:00</dc:date>
            </office:change-info>
            <text:p text:style-name="Text_20_body"><text:span text:style-name="DataType">DataStaging</text:span></text:p>
          </text:deletion>
        </text:changed-region>
        <text:changed-region text:id="ct-1359379320">
          <text:insertion>
            <office:change-info>
              <dc:creator>Martin Andersen</dc:creator>
              <dc:date>2009-07-02T11:30:00</dc:date>
            </office:change-info>
          </text:insertion>
        </text:changed-region>
        <text:changed-region text:id="ct-1400090276">
          <text:deletion>
            <office:change-info>
              <dc:creator>Martin Andersen</dc:creator>
              <dc:date>2009-07-02T11:31:00</dc:date>
            </office:change-info>
            <text:p text:style-name="Text_20_body"><text:span text:style-name="DataType">JobMetaData</text:span></text:p>
          </text:deletion>
        </text:changed-region>
        <text:changed-region text:id="ct-1359378312">
          <text:insertion>
            <office:change-info>
              <dc:creator>Martin Andersen</dc:creator>
              <dc:date>2009-07-02T11:31:00</dc:date>
            </office:change-info>
          </text:insertion>
        </text:changed-region>
        <text:changed-region text:id="ct-1399341196">
          <text:deletion>
            <office:change-info>
              <dc:creator>Martin Andersen</dc:creator>
              <dc:date>2009-07-02T11:28:00</dc:date>
            </office:change-info>
            <text:p text:style-name="Text_20_body"><text:span text:style-name="DataType">JobIdentification</text:span></text:p>
          </text:deletion>
        </text:changed-region>
        <text:changed-region text:id="ct-1358601328">
          <text:insertion>
            <office:change-info>
              <dc:creator>Martin Andersen</dc:creator>
              <dc:date>2009-07-02T11:28:00</dc:date>
            </office:change-info>
          </text:insertion>
        </text:changed-region>
        <text:changed-region text:id="ct-1358601104">
          <text:insertion>
            <office:change-info>
              <dc:creator>Martin Andersen</dc:creator>
              <dc:date>2009-07-02T09:46:00</dc:date>
            </office:change-info>
          </text:insertion>
        </text:changed-region>
        <text:changed-region text:id="ct-1359384204">
          <text:deletion>
            <office:change-info>
              <dc:creator>Martin Andersen</dc:creator>
              <dc:date>2009-07-02T09:46:00</dc:date>
            </office:change-info>
            <text:p text:style-name="Text_20_body"><text:span text:style-name="T2">used </text:span></text:p>
          </text:deletion>
        </text:changed-region>
        <text:changed-region text:id="ct-1359381628">
          <text:insertion>
            <office:change-info>
              <dc:creator>Martin Andersen</dc:creator>
              <dc:date>2009-07-02T09:46:00</dc:date>
            </office:change-info>
          </text:insertion>
        </text:changed-region>
        <text:changed-region text:id="ct-1359381964">
          <text:deletion>
            <office:change-info>
              <dc:creator>Martin Andersen</dc:creator>
              <dc:date>2009-07-02T09:46:00</dc:date>
            </office:change-info>
            <text:p text:style-name="Text_20_body"><text:span text:style-name="T2">for</text:span></text:p>
          </text:deletion>
        </text:changed-region>
        <text:changed-region text:id="ct-1358598640">
          <text:insertion>
            <office:change-info>
              <dc:creator>Martin Andersen</dc:creator>
              <dc:date>2009-07-02T09:47:00</dc:date>
            </office:change-info>
          </text:insertion>
        </text:changed-region>
        <text:changed-region text:id="ct-1399394884">
          <text:deletion>
            <office:change-info>
              <dc:creator>Martin Andersen</dc:creator>
              <dc:date>2009-07-02T11:30:00</dc:date>
            </office:change-info>
            <text:p text:style-name="Text_20_body"><text:span text:style-name="DataType">Application</text:span></text:p>
          </text:deletion>
        </text:changed-region>
        <text:changed-region text:id="ct-1358599984">
          <text:insertion>
            <office:change-info>
              <dc:creator>Martin Andersen</dc:creator>
              <dc:date>2009-07-02T11:30:00</dc:date>
            </office:change-info>
          </text:insertion>
        </text:changed-region>
        <text:changed-region text:id="ct-1358600096">
          <text:deletion>
            <office:change-info>
              <dc:creator>Martin Andersen</dc:creator>
              <dc:date>2009-07-02T09:52:00</dc:date>
            </office:change-info>
            <text:p text:style-name="Text_20_body"><text:span text:style-name="T2">section</text:span></text:p>
          </text:deletion>
        </text:changed-region>
        <text:changed-region text:id="ct-1358601216">
          <text:insertion>
            <office:change-info>
              <dc:creator>Martin Andersen</dc:creator>
              <dc:date>2009-07-02T09:52:00</dc:date>
            </office:change-info>
          </text:insertion>
        </text:changed-region>
        <text:changed-region text:id="ct-1341045880">
          <text:insertion>
            <office:change-info>
              <dc:creator>Martin Andersen</dc:creator>
              <dc:date>2009-07-02T09:47:00</dc:date>
            </office:change-info>
          </text:insertion>
        </text:changed-region>
        <text:changed-region text:id="ct-1359381740">
          <text:deletion>
            <office:change-info>
              <dc:creator>Martin Andersen</dc:creator>
              <dc:date>2009-07-02T09:47:00</dc:date>
            </office:change-info>
            <text:p text:style-name="Text_20_body"><text:span text:style-name="T2">y</text:span></text:p>
          </text:deletion>
        </text:changed-region>
        <text:changed-region text:id="ct-1358602224">
          <text:insertion>
            <office:change-info>
              <dc:creator>Martin Andersen</dc:creator>
              <dc:date>2009-07-02T09:47:00</dc:date>
            </office:change-info>
          </text:insertion>
        </text:changed-region>
        <text:changed-region text:id="ct-1359380620">
          <text:deletion>
            <office:change-info>
              <dc:creator>Martin Andersen</dc:creator>
              <dc:date>2009-07-02T09:48:00</dc:date>
            </office:change-info>
            <text:p text:style-name="Text_20_body"><text:span text:style-name="T2">what kind </text:span></text:p>
          </text:deletion>
        </text:changed-region>
        <text:changed-region text:id="ct-1360257620">
          <text:insertion>
            <office:change-info>
              <dc:creator>Martin Andersen</dc:creator>
              <dc:date>2009-07-02T09:48:00</dc:date>
            </office:change-info>
          </text:insertion>
        </text:changed-region>
        <text:changed-region text:id="ct-1360257732">
          <text:deletion>
            <office:change-info>
              <dc:creator>Martin Andersen</dc:creator>
              <dc:date>2009-07-02T09:48:00</dc:date>
            </office:change-info>
            <text:p text:style-name="Text_20_body"><text:span text:style-name="T2">of e</text:span></text:p>
          </text:deletion>
        </text:changed-region>
        <text:changed-region text:id="ct-1360259748">
          <text:insertion>
            <office:change-info>
              <dc:creator>Martin Andersen</dc:creator>
              <dc:date>2009-07-02T09:48:00</dc:date>
            </office:change-info>
          </text:insertion>
        </text:changed-region>
        <text:changed-region text:id="ct-1360258516">
          <text:deletion>
            <office:change-info>
              <dc:creator>Martin Andersen</dc:creator>
              <dc:date>2009-07-02T09:47:00</dc:date>
            </office:change-info>
            <text:p text:style-name="Text_20_body"><text:span text:style-name="T2">need to be run </text:span></text:p>
          </text:deletion>
        </text:changed-region>
        <text:changed-region text:id="ct-1360257508">
          <text:deletion>
            <office:change-info>
              <dc:creator>Martin Andersen</dc:creator>
              <dc:date>2009-07-02T09:48:00</dc:date>
            </office:change-info>
            <text:p text:style-name="Text_20_body"><text:span text:style-name="T2">in </text:span></text:p>
          </text:deletion>
        </text:changed-region>
        <text:changed-region text:id="ct-1360260980">
          <text:insertion>
            <office:change-info>
              <dc:creator>Martin Andersen</dc:creator>
              <dc:date>2009-07-02T09:48:00</dc:date>
            </office:change-info>
          </text:insertion>
        </text:changed-region>
        <text:changed-region text:id="ct-1360260532">
          <text:deletion>
            <office:change-info>
              <dc:creator>Martin Andersen</dc:creator>
              <dc:date>2009-07-02T09:49:00</dc:date>
            </office:change-info>
            <text:p text:style-name="Text_20_body"><text:span text:style-name="T2">conditions </text:span></text:p>
          </text:deletion>
        </text:changed-region>
        <text:changed-region text:id="ct-1360260420">
          <text:deletion>
            <office:change-info>
              <dc:creator>Martin Andersen</dc:creator>
              <dc:date>2009-07-02T09:50:00</dc:date>
            </office:change-info>
            <text:p text:style-name="Text_20_body"><text:span text:style-name="T2">in terms of runtime enviroment</text:span></text:p>
          </text:deletion>
        </text:changed-region>
        <text:changed-region text:id="ct-1360257396">
          <text:insertion>
            <office:change-info>
              <dc:creator>Martin Andersen</dc:creator>
              <dc:date>2009-07-02T09:53:00</dc:date>
            </office:change-info>
          </text:insertion>
        </text:changed-region>
        <text:changed-region text:id="ct-1360258068">
          <text:insertion>
            <office:change-info>
              <dc:creator>Martin Andersen</dc:creator>
              <dc:date>2009-07-02T09:54:00</dc:date>
            </office:change-info>
          </text:insertion>
        </text:changed-region>
        <text:changed-region text:id="ct-1359536728">
          <text:insertion>
            <office:change-info>
              <dc:creator>Martin Andersen</dc:creator>
              <dc:date>2009-07-02T09:55:00</dc:date>
            </office:change-info>
          </text:insertion>
        </text:changed-region>
        <text:changed-region text:id="ct-1359539640">
          <text:insertion>
            <office:change-info>
              <dc:creator>Martin Andersen</dc:creator>
              <dc:date>2009-07-02T09:56:00</dc:date>
            </office:change-info>
          </text:insertion>
        </text:changed-region>
        <text:changed-region text:id="ct-1359536952">
          <text:deletion>
            <office:change-info>
              <dc:creator>Martin Andersen</dc:creator>
              <dc:date>2009-07-02T09:56:00</dc:date>
            </office:change-info>
            <text:p text:style-name="Text_20_body"><text:span text:style-name="T2"><text:s/></text:span></text:p>
          </text:deletion>
        </text:changed-region>
        <text:changed-region text:id="ct-1359539080">
          <text:insertion>
            <office:change-info>
              <dc:creator>Martin Andersen</dc:creator>
              <dc:date>2009-07-02T09:56:00</dc:date>
            </office:change-info>
          </text:insertion>
        </text:changed-region>
        <text:changed-region text:id="ct-1399848800">
          <text:deletion>
            <office:change-info>
              <dc:creator>Martin Andersen</dc:creator>
              <dc:date>2009-07-02T11:30:00</dc:date>
            </office:change-info>
            <text:p text:style-name="Text_20_body"><text:span text:style-name="DataType">Resource</text:span></text:p>
          </text:deletion>
        </text:changed-region>
        <text:changed-region text:id="ct-1359387184">
          <text:insertion>
            <office:change-info>
              <dc:creator>Martin Andersen</dc:creator>
              <dc:date>2009-07-02T11:30:00</dc:date>
            </office:change-info>
          </text:insertion>
        </text:changed-region>
        <text:changed-region text:id="ct-1359384832">
          <text:deletion>
            <office:change-info>
              <dc:creator>Martin Andersen</dc:creator>
              <dc:date>2009-07-02T09:50:00</dc:date>
            </office:change-info>
            <text:p text:style-name="Text_20_body"><text:span text:style-name="T4">section</text:span><text:span text:style-name="T2"> </text:span></text:p>
          </text:deletion>
        </text:changed-region>
        <text:changed-region text:id="ct-1359388528">
          <text:insertion>
            <office:change-info>
              <dc:creator>Martin Andersen</dc:creator>
              <dc:date>2009-07-02T09:52:00</dc:date>
            </office:change-info>
          </text:insertion>
        </text:changed-region>
        <text:changed-region text:id="ct-1359385952">
          <text:deletion>
            <office:change-info>
              <dc:creator>Martin Andersen</dc:creator>
              <dc:date>2009-07-02T09:56:00</dc:date>
            </office:change-info>
            <text:p text:style-name="Text_20_body"><text:span text:style-name="T2">inculdes</text:span></text:p>
          </text:deletion>
        </text:changed-region>
        <text:changed-region text:id="ct-1342453660">
          <text:insertion>
            <office:change-info>
              <dc:creator>Martin Andersen</dc:creator>
              <dc:date>2009-07-02T09:56:00</dc:date>
            </office:change-info>
          </text:insertion>
        </text:changed-region>
        <text:changed-region text:id="ct-1340962700">
          <text:deletion>
            <office:change-info>
              <dc:creator>Martin Andersen</dc:creator>
              <dc:date>2009-07-02T09:56:00</dc:date>
            </office:change-info>
            <text:p text:style-name="Text_20_body"><text:span text:style-name="T2"><text:s/>the </text:span></text:p>
          </text:deletion>
        </text:changed-region>
        <text:changed-region text:id="ct-1340962812">
          <text:deletion>
            <office:change-info>
              <dc:creator>Martin Andersen</dc:creator>
              <dc:date>2009-07-02T09:57:00</dc:date>
            </office:change-info>
            <text:p text:style-name="Text_20_body"><text:span text:style-name="T2">descrip</text:span></text:p>
          </text:deletion>
        </text:changed-region>
        <text:changed-region text:id="ct-1341051460">
          <text:deletion>
            <office:change-info>
              <dc:creator>Martin Andersen</dc:creator>
              <dc:date>2009-07-02T09:56:00</dc:date>
            </office:change-info>
            <text:p text:style-name="Text_20_body"><text:span text:style-name="T2">tion </text:span></text:p>
          </text:deletion>
        </text:changed-region>
        <text:changed-region text:id="ct-1340962364">
          <text:insertion>
            <office:change-info>
              <dc:creator>Martin Andersen</dc:creator>
              <dc:date>2009-07-02T09:57:00</dc:date>
            </office:change-info>
          </text:insertion>
        </text:changed-region>
        <text:changed-region text:id="ct-1340962588">
          <text:deletion>
            <office:change-info>
              <dc:creator>Martin Andersen</dc:creator>
              <dc:date>2009-07-02T09:57:00</dc:date>
            </office:change-info>
            <text:p text:style-name="Text_20_body"><text:span text:style-name="T2">of the </text:span></text:p>
          </text:deletion>
        </text:changed-region>
        <text:changed-region text:id="ct-1340962476">
          <text:insertion>
            <office:change-info>
              <dc:creator>Martin Andersen</dc:creator>
              <dc:date>2009-07-02T09:57:00</dc:date>
            </office:change-info>
          </text:insertion>
        </text:changed-region>
        <text:changed-region text:id="ct-1397752528">
          <text:deletion>
            <office:change-info>
              <dc:creator>Martin Andersen</dc:creator>
              <dc:date>2009-07-02T10:56:00</dc:date>
            </office:change-info>
            <text:p text:style-name="Text_20_body"><text:span text:style-name="T2">Since </text:span></text:p>
          </text:deletion>
        </text:changed-region>
        <text:changed-region text:id="ct-1397753872">
          <text:deletion>
            <office:change-info>
              <dc:creator>Martin Andersen</dc:creator>
              <dc:date>2009-07-02T10:55:00</dc:date>
            </office:change-info>
            <text:p text:style-name="Text_20_body"><text:span text:style-name="T2">the </text:span></text:p>
          </text:deletion>
        </text:changed-region>
        <text:changed-region text:id="ct-1397753648">
          <text:deletion>
            <office:change-info>
              <dc:creator>Martin Andersen</dc:creator>
              <dc:date>2009-07-02T10:56:00</dc:date>
            </office:change-info>
            <text:p text:style-name="Text_20_body"><text:span text:style-name="T2">job most cases </text:span></text:p>
          </text:deletion>
        </text:changed-region>
        <text:changed-region text:id="ct-1356966104">
          <text:deletion>
            <office:change-info>
              <dc:creator>Martin Andersen</dc:creator>
              <dc:date>2009-07-02T10:54:00</dc:date>
            </office:change-info>
            <text:p text:style-name="Text_20_body"><text:span text:style-name="T2">includes at least one input file and some output file specification of the data transfer of files and directories can be definied </text:span></text:p>
          </text:deletion>
        </text:changed-region>
        <text:changed-region text:id="ct-1397754096">
          <text:deletion>
            <office:change-info>
              <dc:creator>Martin Andersen</dc:creator>
              <dc:date>2009-07-02T10:55:00</dc:date>
            </office:change-info>
            <text:p text:style-name="Text_20_body"><text:span text:style-name="T2">in the </text:span></text:p>
          </text:deletion>
        </text:changed-region>
        <text:changed-region text:id="ct-1397753312">
          <text:insertion>
            <office:change-info>
              <dc:creator>Martin Andersen</dc:creator>
              <dc:date>2009-07-02T10:56:00</dc:date>
            </office:change-info>
          </text:insertion>
        </text:changed-region>
        <text:changed-region text:id="ct-1399848464">
          <text:deletion>
            <office:change-info>
              <dc:creator>Martin Andersen</dc:creator>
              <dc:date>2009-07-02T11:30:00</dc:date>
            </office:change-info>
            <text:p text:style-name="Text_20_body"><text:span text:style-name="DataType">DataStaging</text:span></text:p>
          </text:deletion>
        </text:changed-region>
        <text:changed-region text:id="ct-1396448488">
          <text:insertion>
            <office:change-info>
              <dc:creator>Martin Andersen</dc:creator>
              <dc:date>2009-07-02T11:30:00</dc:date>
            </office:change-info>
          </text:insertion>
        </text:changed-region>
        <text:changed-region text:id="ct-1356966440">
          <text:deletion>
            <office:change-info>
              <dc:creator>Martin Andersen</dc:creator>
              <dc:date>2009-07-02T10:57:00</dc:date>
            </office:change-info>
            <text:p text:style-name="Text_20_body"><text:span text:style-name="T2">section</text:span></text:p>
          </text:deletion>
        </text:changed-region>
        <text:changed-region text:id="ct-1397752416">
          <text:insertion>
            <office:change-info>
              <dc:creator>Martin Andersen</dc:creator>
              <dc:date>2009-07-02T10:57:00</dc:date>
            </office:change-info>
          </text:insertion>
        </text:changed-region>
        <text:changed-region text:id="ct-1356963976">
          <text:insertion>
            <office:change-info>
              <dc:creator>Martin Andersen</dc:creator>
              <dc:date>2009-07-02T10:56:00</dc:date>
            </office:change-info>
          </text:insertion>
        </text:changed-region>
        <text:changed-region text:id="ct-1340962252">
          <text:deletion>
            <office:change-info>
              <dc:creator>Martin Andersen</dc:creator>
              <dc:date>2009-07-02T10:58:00</dc:date>
            </office:change-info>
            <text:p text:style-name="Text_20_body"><text:span text:style-name="T2">have some</text:span></text:p>
          </text:deletion>
        </text:changed-region>
        <text:changed-region text:id="ct-1397754320">
          <text:insertion>
            <office:change-info>
              <dc:creator>Martin Andersen</dc:creator>
              <dc:date>2009-07-02T10:58:00</dc:date>
            </office:change-info>
          </text:insertion>
        </text:changed-region>
        <text:changed-region text:id="ct-1396448600">
          <text:insertion>
            <office:change-info>
              <dc:creator>Martin Andersen</dc:creator>
              <dc:date>2009-07-02T10:59:00</dc:date>
            </office:change-info>
          </text:insertion>
        </text:changed-region>
        <text:changed-region text:id="ct-1399395556">
          <text:deletion>
            <office:change-info>
              <dc:creator>Martin Andersen</dc:creator>
              <dc:date>2009-07-02T11:31:00</dc:date>
            </office:change-info>
            <text:p text:style-name="Text_20_body"><text:span text:style-name="DataType">JobMetaData</text:span></text:p>
          </text:deletion>
        </text:changed-region>
        <text:changed-region text:id="ct-1397753424">
          <text:insertion>
            <office:change-info>
              <dc:creator>Martin Andersen</dc:creator>
              <dc:date>2009-07-02T11:31:00</dc:date>
            </office:change-info>
          </text:insertion>
        </text:changed-region>
        <text:changed-region text:id="ct-1356965656">
          <text:insertion>
            <office:change-info>
              <dc:creator>Martin Andersen</dc:creator>
              <dc:date>2009-07-02T10:59:00</dc:date>
            </office:change-info>
          </text:insertion>
        </text:changed-region>
        <text:changed-region text:id="ct-1397753536">
          <text:deletion>
            <office:change-info>
              <dc:creator>Martin Andersen</dc:creator>
              <dc:date>2009-07-02T10:59:00</dc:date>
            </office:change-info>
            <text:p text:style-name="Text_20_body"><text:span text:style-name="T2">which describe the context which the description was generated</text:span></text:p>
          </text:deletion>
        </text:changed-region>
        <text:changed-region text:id="ct-1359367960">
          <text:deletion>
            <office:change-info>
              <dc:creator>Martin Andersen</dc:creator>
              <dc:date>2009-07-02T11:00:00</dc:date>
            </office:change-info>
            <text:p text:style-name="P1"><text:s/>the</text:p>
          </text:deletion>
        </text:changed-region>
        <text:changed-region text:id="ct-1398780280">
          <text:insertion>
            <office:change-info>
              <dc:creator>Martin Andersen</dc:creator>
              <dc:date>2009-07-02T11:00:00</dc:date>
            </office:change-info>
          </text:insertion>
        </text:changed-region>
        <text:changed-region text:id="ct-1353855900">
          <text:deletion>
            <office:change-info>
              <dc:creator>Martin Andersen</dc:creator>
              <dc:date>2009-07-02T11:00:00</dc:date>
            </office:change-info>
            <text:p text:style-name="P1"><text:s/></text:p>
          </text:deletion>
        </text:changed-region>
        <text:changed-region text:id="ct-1397752304">
          <text:insertion>
            <office:change-info>
              <dc:creator>Martin Andersen</dc:creator>
              <dc:date>2009-07-02T11:00:00</dc:date>
            </office:change-info>
          </text:insertion>
        </text:changed-region>
        <text:changed-region text:id="ct-1397753984">
          <text:insertion>
            <office:change-info>
              <dc:creator>Martin Andersen</dc:creator>
              <dc:date>2009-07-02T11:00:00</dc:date>
            </office:change-info>
          </text:insertion>
        </text:changed-region>
        <text:changed-region text:id="ct-1397752752">
          <text:deletion>
            <office:change-info>
              <dc:creator>Martin Andersen</dc:creator>
              <dc:date>2009-07-02T11:00:00</dc:date>
            </office:change-info>
            <text:p text:style-name="P1">sections</text:p>
          </text:deletion>
        </text:changed-region>
        <text:changed-region text:id="ct-1398780952">
          <text:deletion>
            <office:change-info>
              <dc:creator>Martin Andersen</dc:creator>
              <dc:date>2009-07-02T11:00:00</dc:date>
            </office:change-info>
            <text:p text:style-name="P1">will be found</text:p>
          </text:deletion>
        </text:changed-region>
        <text:changed-region text:id="ct-1398780168">
          <text:insertion>
            <office:change-info>
              <dc:creator>Martin Andersen</dc:creator>
              <dc:date>2009-07-02T11:00:00</dc:date>
            </office:change-info>
          </text:insertion>
        </text:changed-region>
        <text:changed-region text:id="ct-1400089492">
          <text:format-change>
            <office:change-info>
              <dc:creator>Martin Andersen</dc:creator>
              <dc:date>2009-07-02T11:28:00</dc:date>
            </office:change-info>
          </text:format-change>
        </text:changed-region>
        <text:changed-region text:id="ct-1359425892">
          <text:deletion>
            <office:change-info>
              <dc:creator>Martin Andersen</dc:creator>
              <dc:date>2009-07-02T11:00:00</dc:date>
            </office:change-info>
            <text:p text:style-name="P2">section</text:p>
          </text:deletion>
        </text:changed-region>
        <text:changed-region text:id="ct-1359383868">
          <text:insertion>
            <office:change-info>
              <dc:creator>Martin Andersen</dc:creator>
              <dc:date>2009-07-02T11:00:00</dc:date>
            </office:change-info>
          </text:insertion>
        </text:changed-region>
        <text:changed-region text:id="ct-1342380836">
          <text:deletion>
            <office:change-info>
              <dc:creator>Martin Andersen</dc:creator>
              <dc:date>2009-07-02T11:01:00</dc:date>
            </office:change-info>
            <text:p text:style-name="P3">s</text:p>
          </text:deletion>
        </text:changed-region>
        <text:changed-region text:id="ct-1398781624">
          <text:format-change>
            <office:change-info>
              <dc:creator>Martin Andersen</dc:creator>
              <dc:date>2009-07-02T11:01:00</dc:date>
            </office:change-info>
          </text:format-change>
        </text:changed-region>
        <text:changed-region text:id="ct-1356794416">
          <text:format-change>
            <office:change-info>
              <dc:creator>Martin Andersen</dc:creator>
              <dc:date>2009-07-02T11:01:00</dc:date>
            </office:change-info>
          </text:format-change>
        </text:changed-region>
        <text:changed-region text:id="ct-1356333048">
          <text:format-change>
            <office:change-info>
              <dc:creator>Martin Andersen</dc:creator>
              <dc:date>2009-07-02T11:02:00</dc:date>
            </office:change-info>
          </text:format-change>
        </text:changed-region>
        <text:changed-region text:id="ct-1397753088">
          <text:format-change>
            <office:change-info>
              <dc:creator>Martin Andersen</dc:creator>
              <dc:date>2009-07-02T11:02:00</dc:date>
            </office:change-info>
          </text:format-change>
        </text:changed-region>
        <text:changed-region text:id="ct-1359356848">
          <text:format-change>
            <office:change-info>
              <dc:creator>Martin Andersen</dc:creator>
              <dc:date>2009-07-02T11:02:00</dc:date>
            </office:change-info>
          </text:format-change>
        </text:changed-region>
        <text:changed-region text:id="ct-1359380216">
          <text:deletion>
            <office:change-info>
              <dc:creator>Martin Andersen</dc:creator>
              <dc:date>2009-07-02T09:59:00</dc:date>
            </office:change-info>
            <text:h text:style-name="Heading_20_3" text:outline-level="3">Job</text:h>
          </text:deletion>
        </text:changed-region>
        <text:changed-region text:id="ct-1356964424">
          <text:insertion>
            <office:change-info>
              <dc:creator>Martin Andersen</dc:creator>
              <dc:date>2009-07-02T11:02:00</dc:date>
            </office:change-info>
          </text:insertion>
        </text:changed-region>
        <text:changed-region text:id="ct-1397755776">
          <text:format-change>
            <office:change-info>
              <dc:creator>Martin Andersen</dc:creator>
              <dc:date>2009-07-02T11:02:00</dc:date>
            </office:change-info>
          </text:format-change>
        </text:changed-region>
        <text:changed-region text:id="ct-1359359872">
          <text:format-change>
            <office:change-info>
              <dc:creator>Martin Andersen</dc:creator>
              <dc:date>2009-07-02T11:03:00</dc:date>
            </office:change-info>
          </text:format-change>
        </text:changed-region>
        <text:changed-region text:id="ct-1356964312">
          <text:deletion>
            <office:change-info>
              <dc:creator>Martin Andersen</dc:creator>
              <dc:date>2009-07-02T11:03:00</dc:date>
            </office:change-info>
            <text:p text:style-name="Text_20_body">s</text:p>
          </text:deletion>
        </text:changed-region>
        <text:changed-region text:id="ct-1359364936">
          <text:insertion>
            <office:change-info>
              <dc:creator>Martin Andersen</dc:creator>
              <dc:date>2009-07-02T11:03:00</dc:date>
            </office:change-info>
          </text:insertion>
        </text:changed-region>
        <text:changed-region text:id="ct-1356966888">
          <text:deletion>
            <office:change-info>
              <dc:creator>Martin Andersen</dc:creator>
              <dc:date>2009-07-02T11:04:00</dc:date>
            </office:change-info>
            <text:p text:style-name="Text_20_body">the </text:p>
          </text:deletion>
        </text:changed-region>
        <text:changed-region text:id="ct-1359356400">
          <text:insertion>
            <office:change-info>
              <dc:creator>Martin Andersen</dc:creator>
              <dc:date>2009-07-02T11:04:00</dc:date>
            </office:change-info>
          </text:insertion>
        </text:changed-region>
        <text:changed-region text:id="ct-1356964088">
          <text:format-change>
            <office:change-info>
              <dc:creator>Martin Andersen</dc:creator>
              <dc:date>2009-07-02T11:04:00</dc:date>
            </office:change-info>
          </text:format-change>
        </text:changed-region>
        <text:changed-region text:id="ct-1359396504">
          <text:deletion>
            <office:change-info>
              <dc:creator>Martin Andersen</dc:creator>
              <dc:date>2009-07-02T11:04:00</dc:date>
            </office:change-info>
            <text:p text:style-name="Standard">job's </text:p>
          </text:deletion>
        </text:changed-region>
        <text:changed-region text:id="ct-1359395160">
          <text:insertion>
            <office:change-info>
              <dc:creator>Martin Andersen</dc:creator>
              <dc:date>2009-07-02T11:04:00</dc:date>
            </office:change-info>
          </text:insertion>
        </text:changed-region>
        <text:changed-region text:id="ct-1359393368">
          <text:deletion>
            <office:change-info>
              <dc:creator>Martin Andersen</dc:creator>
              <dc:date>2009-07-02T11:04:00</dc:date>
            </office:change-info>
            <text:p text:style-name="Standard">a</text:p>
          </text:deletion>
        </text:changed-region>
        <text:changed-region text:id="ct-1359358528">
          <text:insertion>
            <office:change-info>
              <dc:creator>Martin Andersen</dc:creator>
              <dc:date>2009-07-02T11:04:00</dc:date>
            </office:change-info>
          </text:insertion>
        </text:changed-region>
        <text:changed-region text:id="ct-1359396616">
          <text:format-change>
            <office:change-info>
              <dc:creator>Martin Andersen</dc:creator>
              <dc:date>2009-07-02T11:04:00</dc:date>
            </office:change-info>
          </text:format-change>
        </text:changed-region>
        <text:changed-region text:id="ct-1400089268">
          <text:format-change>
            <office:change-info>
              <dc:creator>Martin Andersen</dc:creator>
              <dc:date>2009-07-02T11:29:00</dc:date>
            </office:change-info>
          </text:format-change>
        </text:changed-region>
        <text:changed-region text:id="ct-1359365832">
          <text:format-change>
            <office:change-info>
              <dc:creator>Martin Andersen</dc:creator>
              <dc:date>2009-07-02T11:05:00</dc:date>
            </office:change-info>
          </text:format-change>
        </text:changed-region>
        <text:changed-region text:id="ct-1397754880">
          <text:format-change>
            <office:change-info>
              <dc:creator>Martin Andersen</dc:creator>
              <dc:date>2009-07-02T11:12:00</dc:date>
            </office:change-info>
          </text:format-change>
        </text:changed-region>
        <text:changed-region text:id="ct-1353769088">
          <text:format-change>
            <office:change-info>
              <dc:creator>Martin Andersen</dc:creator>
              <dc:date>2009-07-02T11:05:00</dc:date>
            </office:change-info>
          </text:format-change>
        </text:changed-region>
        <text:changed-region text:id="ct-1359394264">
          <text:format-change>
            <office:change-info>
              <dc:creator>Martin Andersen</dc:creator>
              <dc:date>2009-07-02T11:05:00</dc:date>
            </office:change-info>
          </text:format-change>
        </text:changed-region>
        <text:changed-region text:id="ct-1359392920">
          <text:format-change>
            <office:change-info>
              <dc:creator>Martin Andersen</dc:creator>
              <dc:date>2009-07-02T11:05:00</dc:date>
            </office:change-info>
          </text:format-change>
        </text:changed-region>
        <text:changed-region text:id="ct-1356957908">
          <text:deletion>
            <office:change-info>
              <dc:creator>Martin Andersen</dc:creator>
              <dc:date>2009-07-02T11:07:00</dc:date>
            </office:change-info>
            <text:p text:style-name="Standard">e</text:p>
          </text:deletion>
        </text:changed-region>
        <text:changed-region text:id="ct-1356957124">
          <text:insertion>
            <office:change-info>
              <dc:creator>Martin Andersen</dc:creator>
              <dc:date>2009-07-02T11:07:00</dc:date>
            </office:change-info>
          </text:insertion>
        </text:changed-region>
        <text:changed-region text:id="ct-1356332488">
          <text:format-change>
            <office:change-info>
              <dc:creator>Martin Andersen</dc:creator>
              <dc:date>2009-07-02T11:07:00</dc:date>
            </office:change-info>
          </text:format-change>
        </text:changed-region>
        <text:changed-region text:id="ct-1356332600">
          <text:deletion>
            <office:change-info>
              <dc:creator>Martin Andersen</dc:creator>
              <dc:date>2009-07-02T11:07:00</dc:date>
            </office:change-info>
            <text:p text:style-name="P3">command</text:p>
          </text:deletion>
        </text:changed-region>
        <text:changed-region text:id="ct-1397755440">
          <text:insertion>
            <office:change-info>
              <dc:creator>Martin Andersen</dc:creator>
              <dc:date>2009-07-02T11:14:00</dc:date>
            </office:change-info>
          </text:insertion>
        </text:changed-region>
        <text:changed-region text:id="ct-1399399768">
          <text:format-change>
            <office:change-info>
              <dc:creator>Martin Andersen</dc:creator>
              <dc:date>2009-07-02T11:15:00</dc:date>
            </office:change-info>
          </text:format-change>
        </text:changed-region>
        <text:changed-region text:id="ct-1399400664">
          <text:deletion>
            <office:change-info>
              <dc:creator>Martin Andersen</dc:creator>
              <dc:date>2009-07-02T11:15:00</dc:date>
            </office:change-info>
            <text:p text:style-name="P3"><text:span text:style-name="DataType"><text:s/>eleme</text:span></text:p>
          </text:deletion>
        </text:changed-region>
        <text:changed-region text:id="ct-1397755664">
          <text:insertion>
            <office:change-info>
              <dc:creator>Martin Andersen</dc:creator>
              <dc:date>2009-07-02T11:15:00</dc:date>
            </office:change-info>
          </text:insertion>
        </text:changed-region>
        <text:changed-region text:id="ct-1359394824">
          <text:insertion>
            <office:change-info>
              <dc:creator>Martin Andersen</dc:creator>
              <dc:date>2009-07-02T11:15:00</dc:date>
            </office:change-info>
          </text:insertion>
        </text:changed-region>
        <text:changed-region text:id="ct-1399401672">
          <text:format-change>
            <office:change-info>
              <dc:creator>Martin Andersen</dc:creator>
              <dc:date>2009-07-02T11:19:00</dc:date>
            </office:change-info>
          </text:format-change>
        </text:changed-region>
        <text:changed-region text:id="ct-1398177652">
          <text:format-change>
            <office:change-info>
              <dc:creator>Martin Andersen</dc:creator>
              <dc:date>2009-07-02T11:15:00</dc:date>
            </office:change-info>
          </text:format-change>
        </text:changed-region>
        <text:changed-region text:id="ct-1398176868">
          <text:deletion>
            <office:change-info>
              <dc:creator>Martin Andersen</dc:creator>
              <dc:date>2009-07-02T11:16:00</dc:date>
            </office:change-info>
            <text:p text:style-name="P3"><text:s/>command</text:p>
          </text:deletion>
        </text:changed-region>
        <text:changed-region text:id="ct-1398177540">
          <text:insertion>
            <office:change-info>
              <dc:creator>Martin Andersen</dc:creator>
              <dc:date>2009-07-02T11:16:00</dc:date>
            </office:change-info>
          </text:insertion>
        </text:changed-region>
        <text:changed-region text:id="ct-1397754432">
          <text:format-change>
            <office:change-info>
              <dc:creator>Martin Andersen</dc:creator>
              <dc:date>2009-07-02T11:15:00</dc:date>
            </office:change-info>
          </text:format-change>
        </text:changed-region>
        <text:changed-region text:id="ct-1398177764">
          <text:insertion>
            <office:change-info>
              <dc:creator>Martin Andersen</dc:creator>
              <dc:date>2009-07-02T11:15:00</dc:date>
            </office:change-info>
          </text:insertion>
        </text:changed-region>
        <text:changed-region text:id="ct-1399401448">
          <text:format-change>
            <office:change-info>
              <dc:creator>Martin Andersen</dc:creator>
              <dc:date>2009-07-02T11:19:00</dc:date>
            </office:change-info>
          </text:format-change>
        </text:changed-region>
        <text:changed-region text:id="ct-1398177428">
          <text:format-change>
            <office:change-info>
              <dc:creator>Martin Andersen</dc:creator>
              <dc:date>2009-07-02T11:16:00</dc:date>
            </office:change-info>
          </text:format-change>
        </text:changed-region>
        <text:changed-region text:id="ct-1398177092">
          <text:insertion>
            <office:change-info>
              <dc:creator>Martin Andersen</dc:creator>
              <dc:date>2009-07-02T11:17:00</dc:date>
            </office:change-info>
          </text:insertion>
        </text:changed-region>
        <text:changed-region text:id="ct-1398177316">
          <text:deletion>
            <office:change-info>
              <dc:creator>Martin Andersen</dc:creator>
              <dc:date>2009-07-02T11:17:00</dc:date>
            </office:change-info>
            <text:p text:style-name="Standard"><text:span text:style-name="DataType">command</text:span></text:p>
          </text:deletion>
        </text:changed-region>
        <text:changed-region text:id="ct-1398176644">
          <text:format-change>
            <office:change-info>
              <dc:creator>Martin Andersen</dc:creator>
              <dc:date>2009-07-02T11:17:00</dc:date>
            </office:change-info>
          </text:format-change>
        </text:changed-region>
        <text:changed-region text:id="ct-1398176980">
          <text:insertion>
            <office:change-info>
              <dc:creator>Martin Andersen</dc:creator>
              <dc:date>2009-07-02T11:17:00</dc:date>
            </office:change-info>
          </text:insertion>
        </text:changed-region>
        <text:changed-region text:id="ct-1398177204">
          <text:insertion>
            <office:change-info>
              <dc:creator>Martin Andersen</dc:creator>
              <dc:date>2009-07-02T11:18:00</dc:date>
            </office:change-info>
          </text:insertion>
        </text:changed-region>
        <text:changed-region text:id="ct-1398176756">
          <text:format-change>
            <office:change-info>
              <dc:creator>Martin Andersen</dc:creator>
              <dc:date>2009-07-02T11:18:00</dc:date>
            </office:change-info>
          </text:format-change>
        </text:changed-region>
        <text:changed-region text:id="ct-1398176532">
          <text:deletion>
            <office:change-info>
              <dc:creator>Martin Andersen</dc:creator>
              <dc:date>2009-07-02T11:18:00</dc:date>
            </office:change-info>
            <text:p text:style-name="Text_20_body"><text:s/></text:p>
          </text:deletion>
        </text:changed-region>
        <text:changed-region text:id="ct-1398176420">
          <text:insertion>
            <office:change-info>
              <dc:creator>Martin Andersen</dc:creator>
              <dc:date>2009-07-02T11:18:00</dc:date>
            </office:change-info>
          </text:insertion>
        </text:changed-region>
        <text:changed-region text:id="ct-1398176196">
          <text:deletion>
            <office:change-info>
              <dc:creator>Martin Andersen</dc:creator>
              <dc:date>2009-07-02T11:18:00</dc:date>
            </office:change-info>
            <text:p text:style-name="Text_20_body">i</text:p>
          </text:deletion>
        </text:changed-region>
        <text:changed-region text:id="ct-1398176308">
          <text:insertion>
            <office:change-info>
              <dc:creator>Martin Andersen</dc:creator>
              <dc:date>2009-07-02T11:18:00</dc:date>
            </office:change-info>
          </text:insertion>
        </text:changed-region>
        <text:changed-region text:id="ct-1399401560">
          <text:deletion>
            <office:change-info>
              <dc:creator>Martin Andersen</dc:creator>
              <dc:date>2009-07-02T11:18:00</dc:date>
            </office:change-info>
            <text:p text:style-name="Text_20_body">yes</text:p>
          </text:deletion>
        </text:changed-region>
        <text:changed-region text:id="ct-1398175972">
          <text:insertion>
            <office:change-info>
              <dc:creator>Martin Andersen</dc:creator>
              <dc:date>2009-07-02T11:18:00</dc:date>
            </office:change-info>
          </text:insertion>
        </text:changed-region>
        <text:changed-region text:id="ct-1398634496">
          <text:deletion>
            <office:change-info>
              <dc:creator>Martin Andersen</dc:creator>
              <dc:date>2009-07-02T11:18:00</dc:date>
            </office:change-info>
            <text:p text:style-name="Text_20_body">,</text:p>
          </text:deletion>
        </text:changed-region>
        <text:changed-region text:id="ct-1398634608">
          <text:insertion>
            <office:change-info>
              <dc:creator>Martin Andersen</dc:creator>
              <dc:date>2009-07-02T11:18:00</dc:date>
            </office:change-info>
          </text:insertion>
        </text:changed-region>
        <text:changed-region text:id="ct-1398634720">
          <text:deletion>
            <office:change-info>
              <dc:creator>Martin Andersen</dc:creator>
              <dc:date>2009-07-02T11:18:00</dc:date>
            </office:change-info>
            <text:p text:style-name="Text_20_body"><text:s/>joins stderr</text:p>
          </text:deletion>
        </text:changed-region>
        <text:changed-region text:id="ct-1398633936">
          <text:insertion>
            <office:change-info>
              <dc:creator>Martin Andersen</dc:creator>
              <dc:date>2009-07-02T11:20:00</dc:date>
            </office:change-info>
          </text:insertion>
        </text:changed-region>
        <text:changed-region text:id="ct-1398633264">
          <text:deletion>
            <office:change-info>
              <dc:creator>Martin Andersen</dc:creator>
              <dc:date>2009-07-02T11:21:00</dc:date>
            </office:change-info>
            <text:p text:style-name="Text_20_body"><text:s/>and </text:p>
          </text:deletion>
        </text:changed-region>
        <text:changed-region text:id="ct-1398634384">
          <text:deletion>
            <office:change-info>
              <dc:creator>Martin Andersen</dc:creator>
              <dc:date>2009-07-02T11:20:00</dc:date>
            </office:change-info>
            <text:p text:style-name="Text_20_body">stdout </text:p>
          </text:deletion>
        </text:changed-region>
        <text:changed-region text:id="ct-1398634272">
          <text:insertion>
            <office:change-info>
              <dc:creator>Martin Andersen</dc:creator>
              <dc:date>2009-07-02T11:21:00</dc:date>
            </office:change-info>
          </text:insertion>
        </text:changed-region>
        <text:changed-region text:id="ct-1398634048">
          <text:insertion>
            <office:change-info>
              <dc:creator>Martin Andersen</dc:creator>
              <dc:date>2009-07-02T11:20:00</dc:date>
            </office:change-info>
          </text:insertion>
        </text:changed-region>
        <text:changed-region text:id="ct-1399400776">
          <text:deletion>
            <office:change-info>
              <dc:creator>Martin Andersen</dc:creator>
              <dc:date>2009-07-02T11:20:00</dc:date>
            </office:change-info>
            <text:p text:style-name="Text_20_body">files </text:p>
          </text:deletion>
        </text:changed-region>
        <text:changed-region text:id="ct-1398634160">
          <text:deletion>
            <office:change-info>
              <dc:creator>Martin Andersen</dc:creator>
              <dc:date>2009-07-02T11:20:00</dc:date>
            </office:change-info>
            <text:p text:style-name="Text_20_body">the stdout </text:p>
          </text:deletion>
        </text:changed-region>
        <text:changed-region text:id="ct-1398634944">
          <text:deletion>
            <office:change-info>
              <dc:creator>Martin Andersen</dc:creator>
              <dc:date>2009-07-02T11:21:00</dc:date>
            </office:change-info>
            <text:p text:style-name="Text_20_body">one</text:p>
          </text:deletion>
        </text:changed-region>
        <text:changed-region text:id="ct-1398176084">
          <text:insertion>
            <office:change-info>
              <dc:creator>Martin Andersen</dc:creator>
              <dc:date>2009-07-02T11:21:00</dc:date>
            </office:change-info>
          </text:insertion>
        </text:changed-region>
        <text:changed-region text:id="ct-1399401112">
          <text:insertion>
            <office:change-info>
              <dc:creator>Martin Andersen</dc:creator>
              <dc:date>2009-07-02T11:23:00</dc:date>
            </office:change-info>
          </text:insertion>
        </text:changed-region>
        <text:changed-region text:id="ct-1398632704">
          <text:deletion>
            <office:change-info>
              <dc:creator>Martin Andersen</dc:creator>
              <dc:date>2009-07-02T11:22:00</dc:date>
            </office:change-info>
            <text:p text:style-name="Text_20_body">t</text:p>
          </text:deletion>
        </text:changed-region>
        <text:changed-region text:id="ct-1398633152">
          <text:insertion>
            <office:change-info>
              <dc:creator>Martin Andersen</dc:creator>
              <dc:date>2009-07-02T11:22:00</dc:date>
            </office:change-info>
          </text:insertion>
        </text:changed-region>
        <text:changed-region text:id="ct-1398633040">
          <text:insertion>
            <office:change-info>
              <dc:creator>Martin Andersen</dc:creator>
              <dc:date>2009-07-02T11:22:00</dc:date>
            </office:change-info>
          </text:insertion>
        </text:changed-region>
        <text:changed-region text:id="ct-1398632816">
          <text:deletion>
            <office:change-info>
              <dc:creator>Martin Andersen</dc:creator>
              <dc:date>2009-07-02T11:23:00</dc:date>
            </office:change-info>
            <text:p text:style-name="Text_20_body">is </text:p>
          </text:deletion>
        </text:changed-region>
        <text:changed-region text:id="ct-1399400552">
          <text:deletion>
            <office:change-info>
              <dc:creator>Martin Andersen</dc:creator>
              <dc:date>2009-07-02T11:23:00</dc:date>
            </office:change-info>
            <text:p text:style-name="Text_20_body">a</text:p>
          </text:deletion>
        </text:changed-region>
        <text:changed-region text:id="ct-1399400888">
          <text:insertion>
            <office:change-info>
              <dc:creator>Martin Andersen</dc:creator>
              <dc:date>2009-07-02T11:23:00</dc:date>
            </office:change-info>
          </text:insertion>
        </text:changed-region>
        <text:changed-region text:id="ct-1356957684">
          <text:insertion>
            <office:change-info>
              <dc:creator>Martin Andersen</dc:creator>
              <dc:date>2009-07-02T11:23:00</dc:date>
            </office:change-info>
          </text:insertion>
        </text:changed-region>
        <text:changed-region text:id="ct-1399394772">
          <text:insertion>
            <office:change-info>
              <dc:creator>Martin Andersen</dc:creator>
              <dc:date>2009-07-02T11:24:00</dc:date>
            </office:change-info>
          </text:insertion>
        </text:changed-region>
        <text:changed-region text:id="ct-1356956788">
          <text:deletion>
            <office:change-info>
              <dc:creator>Martin Andersen</dc:creator>
              <dc:date>2009-07-02T11:24:00</dc:date>
            </office:change-info>
            <text:p text:style-name="Standard">the </text:p>
          </text:deletion>
        </text:changed-region>
        <text:changed-region text:id="ct-1353769200">
          <text:deletion>
            <office:change-info>
              <dc:creator>Martin Andersen</dc:creator>
              <dc:date>2009-07-02T11:24:00</dc:date>
            </office:change-info>
            <text:p text:style-name="Standard"><text:s/>and </text:p>
          </text:deletion>
        </text:changed-region>
        <text:changed-region text:id="ct-1356957572">
          <text:insertion>
            <office:change-info>
              <dc:creator>Martin Andersen</dc:creator>
              <dc:date>2009-07-02T11:24:00</dc:date>
            </office:change-info>
          </text:insertion>
        </text:changed-region>
        <text:changed-region text:id="ct-1399341756">
          <text:deletion>
            <office:change-info>
              <dc:creator>Martin Andersen</dc:creator>
              <dc:date>2009-07-02T11:25:00</dc:date>
            </office:change-info>
            <text:p text:style-name="Standard">(both are </text:p>
          </text:deletion>
        </text:changed-region>
        <text:changed-region text:id="ct-1356956340">
          <text:insertion>
            <office:change-info>
              <dc:creator>Martin Andersen</dc:creator>
              <dc:date>2009-07-02T11:25:00</dc:date>
            </office:change-info>
          </text:insertion>
        </text:changed-region>
        <text:changed-region text:id="ct-1399341644">
          <text:format-change>
            <office:change-info>
              <dc:creator>Martin Andersen</dc:creator>
              <dc:date>2009-07-02T11:25:00</dc:date>
            </office:change-info>
          </text:format-change>
        </text:changed-region>
        <text:changed-region text:id="ct-1398632592">
          <text:deletion>
            <office:change-info>
              <dc:creator>Martin Andersen</dc:creator>
              <dc:date>2009-07-02T11:25:00</dc:date>
            </office:change-info>
            <text:p text:style-name="Standard"><text:span text:style-name="DataType">)</text:span></text:p>
          </text:deletion>
        </text:changed-region>
        <text:changed-region text:id="ct-1399343996">
          <text:insertion>
            <office:change-info>
              <dc:creator>Martin Andersen</dc:creator>
              <dc:date>2009-07-02T11:25:00</dc:date>
            </office:change-info>
          </text:insertion>
        </text:changed-region>
        <text:changed-region text:id="ct-1399343660">
          <text:deletion>
            <office:change-info>
              <dc:creator>Martin Andersen</dc:creator>
              <dc:date>2009-07-02T11:25:00</dc:date>
            </office:change-info>
            <text:p text:style-name="Standard"><text:s/>of an environment variable that will be defined for the job in the execution environment</text:p>
          </text:deletion>
        </text:changed-region>
        <text:changed-region text:id="ct-1398632928">
          <text:insertion>
            <office:change-info>
              <dc:creator>Martin Andersen</dc:creator>
              <dc:date>2009-07-02T11:26:00</dc:date>
            </office:change-info>
          </text:insertion>
        </text:changed-region>
        <text:changed-region text:id="ct-1359390948">
          <text:deletion>
            <office:change-info>
              <dc:creator>Martin Andersen</dc:creator>
              <dc:date>2009-07-02T10:01:00</dc:date>
            </office:change-info>
            <text:h text:style-name="Heading_20_3" text:outline-level="3">Ru</text:h>
          </text:deletion>
        </text:changed-region>
        <text:changed-region text:id="ct-1359377640">
          <text:insertion>
            <office:change-info>
              <dc:creator>Martin Andersen</dc:creator>
              <dc:date>2009-07-02T10:01:00</dc:date>
            </office:change-info>
          </text:insertion>
        </text:changed-region>
        <text:changed-region text:id="ct-1340962140">
          <text:format-change>
            <office:change-info>
              <dc:creator>Martin Andersen</dc:creator>
              <dc:date>2009-07-02T11:29:00</dc:date>
            </office:change-info>
          </text:format-change>
        </text:changed-region>
        <text:changed-region text:id="ct-1359580828">
          <text:deletion>
            <office:change-info>
              <dc:creator>Martin Andersen</dc:creator>
              <dc:date>2009-07-02T10:03:00</dc:date>
            </office:change-info>
            <text:h text:style-name="Heading_20_3" text:outline-level="3">r</text:h>
          </text:deletion>
        </text:changed-region>
        <text:changed-region text:id="ct-1359580156">
          <text:insertion>
            <office:change-info>
              <dc:creator>Martin Andersen</dc:creator>
              <dc:date>2009-07-02T10:03:00</dc:date>
            </office:change-info>
          </text:insertion>
        </text:changed-region>
        <text:changed-region text:id="ct-1400089716">
          <text:format-change>
            <office:change-info>
              <dc:creator>Martin Andersen</dc:creator>
              <dc:date>2009-07-02T11:29:00</dc:date>
            </office:change-info>
          </text:format-change>
        </text:changed-region>
        <text:changed-region text:id="ct-1400090164">
          <text:format-change>
            <office:change-info>
              <dc:creator>Martin Andersen</dc:creator>
              <dc:date>2009-07-02T11:3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change-start text:change-id="ct-1399395108"/>The ARC Job Description Internal Representation<text:change-end text:change-id="ct-1399395108"/></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style-name="Internet_20_link"/>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tab-stop style:type="left" style:position="0cm" style:leader-char=" "/>
            <text:index-entry-chapter/>
            <text:index-entry-text/>
            <text:index-entry-tab-stop style:type="right" style:leader-char="."/>
            <text:index-entry-page-number/>
          </text:table-of-content-entry-template>
          <text:table-of-content-entry-template text:outline-level="7" text:style-name="Contents_20_7">
            <text:index-entry-tab-stop style:type="left" style:position="0cm" style:leader-char=" "/>
            <text:index-entry-chapter/>
            <text:index-entry-text/>
            <text:index-entry-tab-stop style:type="right" style:leader-char="."/>
            <text:index-entry-page-number/>
          </text:table-of-content-entry-template>
          <text:table-of-content-entry-template text:outline-level="8" text:style-name="Contents_20_8">
            <text:index-entry-tab-stop style:type="left" style:position="0cm" style:leader-char=" "/>
            <text:index-entry-chapter/>
            <text:index-entry-text/>
            <text:index-entry-tab-stop style:type="right" style:leader-char="."/>
            <text:index-entry-page-number/>
          </text:table-of-content-entry-template>
          <text:table-of-content-entry-template text:outline-level="9" text:style-name="Contents_20_9">
            <text:index-entry-tab-stop style:type="left" style:position="0cm" style:leader-char=" "/>
            <text:index-entry-chapter/>
            <text:index-entry-text/>
            <text:index-entry-tab-stop style:type="right" style:leader-char="."/>
            <text:index-entry-page-number/>
          </text:table-of-content-entry-template>
          <text:table-of-content-entry-template text:outline-level="10" text:style-name="Contents_20_10">
            <text:index-entry-tab-stop style:type="left" style:position="0cm" style:leader-char=" "/>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162"><text:s/>1 <text:a xlink:type="simple" xlink:href="#1.Introduction|outline" text:style-name="Internet_20_link" text:visited-style-name="Internet_20_link"><text:span text:style-name="Internet_20_link">Introduction</text:span></text:a><text:tab/><text:a xlink:type="simple" xlink:href="#1.Introduction|outline" text:style-name="Internet_20_link" text:visited-style-name="Internet_20_link">3</text:a></text:p>
          <text:p text:style-name="P162"><text:s/>2 <text:a xlink:type="simple" xlink:href="#2.Data Structure|outline" text:style-name="Internet_20_link" text:visited-style-name="Internet_20_link"><text:span text:style-name="Internet_20_link">Data Structure</text:span></text:a><text:tab/><text:a xlink:type="simple" xlink:href="#2.Data Structure|outline" text:style-name="Internet_20_link" text:visited-style-name="Internet_20_link">3</text:a></text:p>
          <text:p text:style-name="P163"><text:s/>2.1 <text:a xlink:type="simple" xlink:href="#2.1.JobIdentification|outline" text:style-name="Internet_20_link" text:visited-style-name="Internet_20_link"><text:span text:style-name="Internet_20_link">JobIdentification</text:span></text:a><text:tab/><text:a xlink:type="simple" xlink:href="#2.1.JobIdentification|outline" text:style-name="Internet_20_link" text:visited-style-name="Internet_20_link">3</text:a></text:p>
          <text:p text:style-name="P145"><text:s/>2.1.1 <text:a xlink:type="simple" xlink:href="#2.1.1.JobName|outline" text:style-name="Internet_20_link" text:visited-style-name="Internet_20_link"><text:span text:style-name="Internet_20_link">JobName</text:span></text:a><text:tab/><text:a xlink:type="simple" xlink:href="#2.1.1.JobName|outline" text:style-name="Internet_20_link" text:visited-style-name="Internet_20_link">3</text:a></text:p>
          <text:p text:style-name="P145"><text:s/>2.1.2 <text:a xlink:type="simple" xlink:href="#2.1.2.Description|outline" text:style-name="Internet_20_link" text:visited-style-name="Internet_20_link"><text:span text:style-name="Internet_20_link">Description</text:span></text:a><text:tab/><text:a xlink:type="simple" xlink:href="#2.1.2.Description|outline" text:style-name="Internet_20_link" text:visited-style-name="Internet_20_link">3</text:a></text:p>
          <text:p text:style-name="P145"><text:s/>2.1.3 <text:a xlink:type="simple" xlink:href="#2.1.3.JobType|outline" text:style-name="Internet_20_link" text:visited-style-name="Internet_20_link"><text:span text:style-name="Internet_20_link">JobType</text:span></text:a><text:tab/><text:a xlink:type="simple" xlink:href="#2.1.3.JobType|outline" text:style-name="Internet_20_link" text:visited-style-name="Internet_20_link">3</text:a></text:p>
          <text:p text:style-name="P145"><text:s/>2.1.4 <text:a xlink:type="simple" xlink:href="#2.1.4.UserTag|outline" text:style-name="Internet_20_link" text:visited-style-name="Internet_20_link"><text:span text:style-name="Internet_20_link">UserTag</text:span></text:a><text:tab/><text:a xlink:type="simple" xlink:href="#2.1.4.UserTag|outline" text:style-name="Internet_20_link" text:visited-style-name="Internet_20_link">4</text:a></text:p>
          <text:p text:style-name="P145"><text:s/>2.1.5 <text:a xlink:type="simple" xlink:href="#2.1.5.JobVOName|outline" text:style-name="Internet_20_link" text:visited-style-name="Internet_20_link"><text:span text:style-name="Internet_20_link">JobVOName</text:span></text:a><text:tab/><text:a xlink:type="simple" xlink:href="#2.1.5.JobVOName|outline" text:style-name="Internet_20_link" text:visited-style-name="Internet_20_link">4</text:a></text:p>
          <text:p text:style-name="P163"><text:s/>2.2 <text:a xlink:type="simple" xlink:href="#2.2.Application|outline" text:style-name="Internet_20_link" text:visited-style-name="Internet_20_link"><text:span text:style-name="Internet_20_link">Application</text:span></text:a><text:tab/><text:a xlink:type="simple" xlink:href="#2.2.Application|outline" text:style-name="Internet_20_link" text:visited-style-name="Internet_20_link">4</text:a></text:p>
          <text:p text:style-name="P145"><text:s/>2.2.1 <text:a xlink:type="simple" xlink:href="#2.2.1.Executable|outline" text:style-name="Internet_20_link" text:visited-style-name="Internet_20_link"><text:span text:style-name="Internet_20_link">Executable</text:span></text:a><text:tab/><text:a xlink:type="simple" xlink:href="#2.2.1.Executable|outline" text:style-name="Internet_20_link" text:visited-style-name="Internet_20_link">4</text:a></text:p>
          <text:p text:style-name="P145"><text:s/>2.2.2 <text:a xlink:type="simple" xlink:href="#2.2.2.Argument|outline" text:style-name="Internet_20_link" text:visited-style-name="Internet_20_link"><text:span text:style-name="Internet_20_link">Argument</text:span></text:a><text:tab/><text:a xlink:type="simple" xlink:href="#2.2.2.Argument|outline" text:style-name="Internet_20_link" text:visited-style-name="Internet_20_link">4</text:a></text:p>
          <text:p text:style-name="P145"><text:s/>2.2.3 <text:a xlink:type="simple" xlink:href="#2.2.3.Input|outline" text:style-name="Internet_20_link" text:visited-style-name="Internet_20_link"><text:span text:style-name="Internet_20_link">Input</text:span></text:a><text:tab/><text:a xlink:type="simple" xlink:href="#2.2.3.Input|outline" text:style-name="Internet_20_link" text:visited-style-name="Internet_20_link">4</text:a></text:p>
          <text:p text:style-name="P145"><text:s/>2.2.4 <text:a xlink:type="simple" xlink:href="#2.2.4.Output|outline" text:style-name="Internet_20_link" text:visited-style-name="Internet_20_link"><text:span text:style-name="Internet_20_link">Output</text:span></text:a><text:tab/><text:a xlink:type="simple" xlink:href="#2.2.4.Output|outline" text:style-name="Internet_20_link" text:visited-style-name="Internet_20_link">4</text:a></text:p>
          <text:p text:style-name="P145"><text:s/>2.2.5 <text:a xlink:type="simple" xlink:href="#2.2.5.Error|outline" text:style-name="Internet_20_link" text:visited-style-name="Internet_20_link"><text:span text:style-name="Internet_20_link">Error</text:span></text:a><text:tab/><text:a xlink:type="simple" xlink:href="#2.2.5.Error|outline" text:style-name="Internet_20_link" text:visited-style-name="Internet_20_link">4</text:a></text:p>
          <text:p text:style-name="P145"><text:s/>2.2.6 <text:a xlink:type="simple" xlink:href="#2.2.6.Join|outline" text:style-name="Internet_20_link" text:visited-style-name="Internet_20_link"><text:span text:style-name="Internet_20_link">Join</text:span></text:a><text:tab/><text:a xlink:type="simple" xlink:href="#2.2.6.Join|outline" text:style-name="Internet_20_link" text:visited-style-name="Internet_20_link">4</text:a></text:p>
          <text:p text:style-name="P145"><text:s/>2.2.7 <text:a xlink:type="simple" xlink:href="#2.2.7.Environment|outline" text:style-name="Internet_20_link" text:visited-style-name="Internet_20_link"><text:span text:style-name="Internet_20_link">Environment</text:span></text:a><text:tab/><text:a xlink:type="simple" xlink:href="#2.2.7.Environment|outline" text:style-name="Internet_20_link" text:visited-style-name="Internet_20_link">5</text:a></text:p>
          <text:p text:style-name="P145"><text:s/>2.2.8 <text:a xlink:type="simple" xlink:href="#2.2.8.Prologue|outline" text:style-name="Internet_20_link" text:visited-style-name="Internet_20_link"><text:span text:style-name="Internet_20_link">Prologue</text:span></text:a><text:tab/><text:a xlink:type="simple" xlink:href="#2.2.8.Prologue|outline" text:style-name="Internet_20_link" text:visited-style-name="Internet_20_link">5</text:a></text:p>
          <text:p text:style-name="P145"><text:s/>2.2.9 <text:a xlink:type="simple" xlink:href="#2.2.9.Epilogue|outline" text:style-name="Internet_20_link" text:visited-style-name="Internet_20_link"><text:span text:style-name="Internet_20_link">Epilogue</text:span></text:a><text:tab/><text:a xlink:type="simple" xlink:href="#2.2.9.Epilogue|outline" text:style-name="Internet_20_link" text:visited-style-name="Internet_20_link">5</text:a></text:p>
          <text:p text:style-name="P145"><text:s/>2.2.10 <text:a xlink:type="simple" xlink:href="#2.2.10.LogDir|outline" text:style-name="Internet_20_link" text:visited-style-name="Internet_20_link"><text:span text:style-name="Internet_20_link">LogDir</text:span></text:a><text:tab/><text:a xlink:type="simple" xlink:href="#2.2.10.LogDir|outline" text:style-name="Internet_20_link" text:visited-style-name="Internet_20_link">5</text:a></text:p>
          <text:p text:style-name="P145"><text:s/>2.2.11 <text:a xlink:type="simple" xlink:href="#2.2.11.RemoteLogging|outline" text:style-name="Internet_20_link" text:visited-style-name="Internet_20_link"><text:span text:style-name="Internet_20_link">RemoteLogging</text:span></text:a><text:tab/><text:a xlink:type="simple" xlink:href="#2.2.11.RemoteLogging|outline" text:style-name="Internet_20_link" text:visited-style-name="Internet_20_link">5</text:a></text:p>
          <text:p text:style-name="P145"><text:s/>2.2.12 <text:a xlink:type="simple" xlink:href="#2.2.12.Rerun|outline" text:style-name="Internet_20_link" text:visited-style-name="Internet_20_link"><text:span text:style-name="Internet_20_link">Rerun</text:span></text:a><text:tab/><text:a xlink:type="simple" xlink:href="#2.2.12.Rerun|outline" text:style-name="Internet_20_link" text:visited-style-name="Internet_20_link">5</text:a></text:p>
          <text:p text:style-name="P145"><text:s/>2.2.13 <text:a xlink:type="simple" xlink:href="#2.2.13.SessionLifetime|outline" text:style-name="Internet_20_link" text:visited-style-name="Internet_20_link"><text:span text:style-name="Internet_20_link">SessionLifetime</text:span></text:a><text:tab/><text:a xlink:type="simple" xlink:href="#2.2.13.SessionLifetime|outline" text:style-name="Internet_20_link" text:visited-style-name="Internet_20_link">5</text:a></text:p>
          <text:p text:style-name="P145"><text:s/>2.2.14 <text:a xlink:type="simple" xlink:href="#2.2.14.ProcessingStartTime|outline" text:style-name="Internet_20_link" text:visited-style-name="Internet_20_link"><text:span text:style-name="Internet_20_link">ProcessingStartTime</text:span></text:a><text:tab/><text:a xlink:type="simple" xlink:href="#2.2.14.ProcessingStartTime|outline" text:style-name="Internet_20_link" text:visited-style-name="Internet_20_link">5</text:a></text:p>
          <text:p text:style-name="P145"><text:s/>2.2.15 <text:a xlink:type="simple" xlink:href="#2.2.15.Notification|outline" text:style-name="Internet_20_link" text:visited-style-name="Internet_20_link"><text:span text:style-name="Internet_20_link">Notification</text:span></text:a><text:tab/><text:a xlink:type="simple" xlink:href="#2.2.15.Notification|outline" text:style-name="Internet_20_link" text:visited-style-name="Internet_20_link">5</text:a></text:p>
          <text:p text:style-name="P145"><text:s/>2.2.16 <text:a xlink:type="simple" xlink:href="#2.2.16.CredentialService|outline" text:style-name="Internet_20_link" text:visited-style-name="Internet_20_link"><text:span text:style-name="Internet_20_link">CredentialService</text:span></text:a><text:tab/><text:a xlink:type="simple" xlink:href="#2.2.16.CredentialService|outline" text:style-name="Internet_20_link" text:visited-style-name="Internet_20_link">6</text:a></text:p>
          <text:p text:style-name="P145"><text:s/>2.2.17 <text:a xlink:type="simple" xlink:href="#2.2.17.AccessControl|outline" text:style-name="Internet_20_link" text:visited-style-name="Internet_20_link"><text:span text:style-name="Internet_20_link">AccessControl</text:span></text:a><text:tab/><text:a xlink:type="simple" xlink:href="#2.2.17.AccessControl|outline" text:style-name="Internet_20_link" text:visited-style-name="Internet_20_link">6</text:a></text:p>
          <text:p text:style-name="P163"><text:s/>2.3 <text:a xlink:type="simple" xlink:href="#2.3.Resources|outline" text:style-name="Internet_20_link" text:visited-style-name="Internet_20_link"><text:span text:style-name="Internet_20_link">Resources</text:span></text:a><text:tab/><text:a xlink:type="simple" xlink:href="#2.3.Resources|outline" text:style-name="Internet_20_link" text:visited-style-name="Internet_20_link">6</text:a></text:p>
          <text:p text:style-name="P145"><text:s/>2.3.1 <text:a xlink:type="simple" xlink:href="#2.3.1.Ranges|outline" text:style-name="Internet_20_link" text:visited-style-name="Internet_20_link"><text:span text:style-name="Internet_20_link">Ranges</text:span></text:a><text:tab/><text:a xlink:type="simple" xlink:href="#2.3.1.Ranges|outline" text:style-name="Internet_20_link" text:visited-style-name="Internet_20_link">6</text:a></text:p>
          <text:p text:style-name="P145"><text:s/>2.3.2 <text:a xlink:type="simple" xlink:href="#2.3.2.OSFamily|outline" text:style-name="Internet_20_link" text:visited-style-name="Internet_20_link"><text:span text:style-name="Internet_20_link">OSFamily</text:span></text:a><text:tab/><text:a xlink:type="simple" xlink:href="#2.3.2.OSFamily|outline" text:style-name="Internet_20_link" text:visited-style-name="Internet_20_link">6</text:a></text:p>
          <text:p text:style-name="P145"><text:s/>2.3.3 <text:a xlink:type="simple" xlink:href="#2.3.3.OSName|outline" text:style-name="Internet_20_link" text:visited-style-name="Internet_20_link"><text:span text:style-name="Internet_20_link">OSName</text:span></text:a><text:tab/><text:a xlink:type="simple" xlink:href="#2.3.3.OSName|outline" text:style-name="Internet_20_link" text:visited-style-name="Internet_20_link">6</text:a></text:p>
          <text:p text:style-name="P145"><text:s/>2.3.4 <text:a xlink:type="simple" xlink:href="#2.3.4.OSVersion|outline" text:style-name="Internet_20_link" text:visited-style-name="Internet_20_link"><text:span text:style-name="Internet_20_link">OSVersion</text:span></text:a><text:tab/><text:a xlink:type="simple" xlink:href="#2.3.4.OSVersion|outline" text:style-name="Internet_20_link" text:visited-style-name="Internet_20_link">7</text:a></text:p>
          <text:p text:style-name="P145"><text:s/>2.3.5 <text:a xlink:type="simple" xlink:href="#2.3.5.Platform|outline" text:style-name="Internet_20_link" text:visited-style-name="Internet_20_link"><text:span text:style-name="Internet_20_link">Platform</text:span></text:a><text:tab/><text:a xlink:type="simple" xlink:href="#2.3.5.Platform|outline" text:style-name="Internet_20_link" text:visited-style-name="Internet_20_link">7</text:a></text:p>
          <text:p text:style-name="P145"><text:s/>2.3.6 <text:a xlink:type="simple" xlink:href="#2.3.6.NetworkInfo|outline" text:style-name="Internet_20_link" text:visited-style-name="Internet_20_link"><text:span text:style-name="Internet_20_link">NetworkInfo</text:span></text:a><text:tab/><text:a xlink:type="simple" xlink:href="#2.3.6.NetworkInfo|outline" text:style-name="Internet_20_link" text:visited-style-name="Internet_20_link">7</text:a></text:p>
          <text:p text:style-name="P145"><text:s/>2.3.7 <text:a xlink:type="simple" xlink:href="#2.3.7.IndividualPhysicalMemory|outline" text:style-name="Internet_20_link" text:visited-style-name="Internet_20_link"><text:span text:style-name="Internet_20_link">IndividualPhysicalMemory</text:span></text:a><text:tab/><text:a xlink:type="simple" xlink:href="#2.3.7.IndividualPhysicalMemory|outline" text:style-name="Internet_20_link" text:visited-style-name="Internet_20_link">7</text:a></text:p>
          <text:p text:style-name="P145"><text:s/>2.3.8 <text:a xlink:type="simple" xlink:href="#2.3.8.IndividualVirtualMemory|outline" text:style-name="Internet_20_link" text:visited-style-name="Internet_20_link"><text:span text:style-name="Internet_20_link">IndividualVirtualMemory</text:span></text:a><text:tab/><text:a xlink:type="simple" xlink:href="#2.3.8.IndividualVirtualMemory|outline" text:style-name="Internet_20_link" text:visited-style-name="Internet_20_link">7</text:a></text:p>
          <text:p text:style-name="P145"><text:s/>2.3.9 <text:a xlink:type="simple" xlink:href="#2.3.9.IndividualDiskSpace|outline" text:style-name="Internet_20_link" text:visited-style-name="Internet_20_link"><text:span text:style-name="Internet_20_link">IndividualDiskSpace</text:span></text:a><text:tab/><text:a xlink:type="simple" xlink:href="#2.3.9.IndividualDiskSpace|outline" text:style-name="Internet_20_link" text:visited-style-name="Internet_20_link">8</text:a></text:p>
          <text:p text:style-name="P145"><text:s/>2.3.10 <text:a xlink:type="simple" xlink:href="#2.3.10.IndividualCPUTime|outline" text:style-name="Internet_20_link" text:visited-style-name="Internet_20_link"><text:span text:style-name="Internet_20_link">IndividualCPUTime</text:span></text:a><text:tab/><text:a xlink:type="simple" xlink:href="#2.3.10.IndividualCPUTime|outline" text:style-name="Internet_20_link" text:visited-style-name="Internet_20_link">8</text:a></text:p>
          <text:p text:style-name="P145"><text:s/>2.3.11 <text:a xlink:type="simple" xlink:href="#2.3.11.TotalCPUTime|outline" text:style-name="Internet_20_link" text:visited-style-name="Internet_20_link"><text:span text:style-name="Internet_20_link">TotalCPUTime</text:span></text:a><text:tab/><text:a xlink:type="simple" xlink:href="#2.3.11.TotalCPUTime|outline" text:style-name="Internet_20_link" text:visited-style-name="Internet_20_link">8</text:a></text:p>
          <text:p text:style-name="P145"><text:s/>2.3.12 <text:a xlink:type="simple" xlink:href="#2.3.12.IndividualWallTime|outline" text:style-name="Internet_20_link" text:visited-style-name="Internet_20_link"><text:span text:style-name="Internet_20_link">IndividualWallTime</text:span></text:a><text:tab/><text:a xlink:type="simple" xlink:href="#2.3.12.IndividualWallTime|outline" text:style-name="Internet_20_link" text:visited-style-name="Internet_20_link">8</text:a></text:p>
          <text:p text:style-name="P145"><text:s/>2.3.13 <text:a xlink:type="simple" xlink:href="#2.3.13.TotalWallTime|outline" text:style-name="Internet_20_link" text:visited-style-name="Internet_20_link"><text:span text:style-name="Internet_20_link">TotalWallTime</text:span></text:a><text:tab/><text:a xlink:type="simple" xlink:href="#2.3.13.TotalWallTime|outline" text:style-name="Internet_20_link" text:visited-style-name="Internet_20_link">8</text:a></text:p>
          <text:p text:style-name="P145"><text:s/>2.3.14 <text:a xlink:type="simple" xlink:href="#2.3.14.CacheDiskSpace|outline" text:style-name="Internet_20_link" text:visited-style-name="Internet_20_link"><text:span text:style-name="Internet_20_link">CacheDiskSpace</text:span></text:a><text:tab/><text:a xlink:type="simple" xlink:href="#2.3.14.CacheDiskSpace|outline" text:style-name="Internet_20_link" text:visited-style-name="Internet_20_link">8</text:a></text:p>
          <text:p text:style-name="P145"><text:s/>2.3.15 <text:a xlink:type="simple" xlink:href="#2.3.15.SessionDiskSpace|outline" text:style-name="Internet_20_link" text:visited-style-name="Internet_20_link"><text:span text:style-name="Internet_20_link">SessionDiskSpace</text:span></text:a><text:tab/><text:a xlink:type="simple" xlink:href="#2.3.15.SessionDiskSpace|outline" text:style-name="Internet_20_link" text:visited-style-name="Internet_20_link">8</text:a></text:p>
          <text:p text:style-name="P145"><text:s/>2.3.16 <text:a xlink:type="simple" xlink:href="#2.3.16.SessionDirAccessType|outline" text:style-name="Internet_20_link" text:visited-style-name="Internet_20_link"><text:span text:style-name="Internet_20_link">SessionDirAccessType</text:span></text:a><text:tab/><text:a xlink:type="simple" xlink:href="#2.3.16.SessionDirAccessType|outline" text:style-name="Internet_20_link" text:visited-style-name="Internet_20_link">8</text:a></text:p>
          <text:p text:style-name="P145"><text:s/>2.3.17 <text:a xlink:type="simple" xlink:href="#2.3.17.CEType|outline" text:style-name="Internet_20_link" text:visited-style-name="Internet_20_link"><text:span text:style-name="Internet_20_link">CEType</text:span></text:a><text:tab/><text:a xlink:type="simple" xlink:href="#2.3.17.CEType|outline" text:style-name="Internet_20_link" text:visited-style-name="Internet_20_link">8</text:a></text:p>
          <text:p text:style-name="P145"><text:s/>2.3.18 <text:a xlink:type="simple" xlink:href="#2.3.18.NodeAccess|outline" text:style-name="Internet_20_link" text:visited-style-name="Internet_20_link"><text:span text:style-name="Internet_20_link">NodeAccess</text:span></text:a><text:tab/><text:a xlink:type="simple" xlink:href="#2.3.18.NodeAccess|outline" text:style-name="Internet_20_link" text:visited-style-name="Internet_20_link">8</text:a></text:p>
          <text:p text:style-name="P145"><text:s/>2.3.19 <text:a xlink:type="simple" xlink:href="#2.3.19.ReferenceTime|outline" text:style-name="Internet_20_link" text:visited-style-name="Internet_20_link"><text:span text:style-name="Internet_20_link">ReferenceTime</text:span></text:a><text:tab/><text:a xlink:type="simple" xlink:href="#2.3.19.ReferenceTime|outline" text:style-name="Internet_20_link" text:visited-style-name="Internet_20_link">9</text:a></text:p>
          <text:p text:style-name="P145"><text:s/>2.3.20 <text:a xlink:type="simple" xlink:href="#2.3.20.Slots|outline" text:style-name="Internet_20_link" text:visited-style-name="Internet_20_link"><text:span text:style-name="Internet_20_link">Slots</text:span></text:a><text:tab/><text:a xlink:type="simple" xlink:href="#2.3.20.Slots|outline" text:style-name="Internet_20_link" text:visited-style-name="Internet_20_link">9</text:a></text:p>
          <text:p text:style-name="P145"><text:soft-page-break/><text:s/>2.3.21 <text:a xlink:type="simple" xlink:href="#2.3.21.CandidateTarget|outline" text:style-name="Internet_20_link" text:visited-style-name="Internet_20_link"><text:span text:style-name="Internet_20_link">CandidateTarget</text:span></text:a><text:tab/><text:a xlink:type="simple" xlink:href="#2.3.21.CandidateTarget|outline" text:style-name="Internet_20_link" text:visited-style-name="Internet_20_link">9</text:a></text:p>
          <text:p text:style-name="P145"><text:s/>2.3.22 <text:a xlink:type="simple" xlink:href="#2.3.22.RunTimeEnvironment|outline" text:style-name="Internet_20_link" text:visited-style-name="Internet_20_link"><text:span text:style-name="Internet_20_link">RunTimeEnvironment</text:span></text:a><text:tab/><text:a xlink:type="simple" xlink:href="#2.3.22.RunTimeEnvironment|outline" text:style-name="Internet_20_link" text:visited-style-name="Internet_20_link">9</text:a></text:p>
          <text:p text:style-name="P163"><text:s/>2.4 <text:a xlink:type="simple" xlink:href="#2.4.DataStaging|outline" text:style-name="Internet_20_link" text:visited-style-name="Internet_20_link"><text:span text:style-name="Internet_20_link">DataStaging</text:span></text:a><text:tab/><text:a xlink:type="simple" xlink:href="#2.4.DataStaging|outline" text:style-name="Internet_20_link" text:visited-style-name="Internet_20_link">10</text:a></text:p>
          <text:p text:style-name="P145"><text:s/>2.4.1 <text:a xlink:type="simple" xlink:href="#2.4.1.File|outline" text:style-name="Internet_20_link" text:visited-style-name="Internet_20_link"><text:span text:style-name="Internet_20_link">File</text:span></text:a><text:tab/><text:a xlink:type="simple" xlink:href="#2.4.1.File|outline" text:style-name="Internet_20_link" text:visited-style-name="Internet_20_link">10</text:a></text:p>
          <text:p text:style-name="P145"><text:s/>2.4.2 <text:a xlink:type="simple" xlink:href="#2.4.2.Directory|outline" text:style-name="Internet_20_link" text:visited-style-name="Internet_20_link"><text:span text:style-name="Internet_20_link">Directory</text:span></text:a><text:tab/><text:a xlink:type="simple" xlink:href="#2.4.2.Directory|outline" text:style-name="Internet_20_link" text:visited-style-name="Internet_20_link">11</text:a></text:p>
          <text:p text:style-name="P145"><text:s/>2.4.3 <text:a xlink:type="simple" xlink:href="#2.4.3.Defaults|outline" text:style-name="Internet_20_link" text:visited-style-name="Internet_20_link"><text:span text:style-name="Internet_20_link">Defaults</text:span></text:a><text:tab/><text:a xlink:type="simple" xlink:href="#2.4.3.Defaults|outline" text:style-name="Internet_20_link" text:visited-style-name="Internet_20_link">11</text:a></text:p>
          <text:p text:style-name="P163"><text:s/>2.5 <text:a xlink:type="simple" xlink:href="#2.5.JobMetaData|outline" text:style-name="Internet_20_link" text:visited-style-name="Internet_20_link"><text:span text:style-name="Internet_20_link">JobMetaData</text:span></text:a><text:tab/><text:a xlink:type="simple" xlink:href="#2.5.JobMetaData|outline" text:style-name="Internet_20_link" text:visited-style-name="Internet_20_link">12</text:a></text:p>
          <text:p text:style-name="P145"><text:s/>2.5.1 <text:a xlink:type="simple" xlink:href="#2.5.1.Author|outline" text:style-name="Internet_20_link" text:visited-style-name="Internet_20_link"><text:span text:style-name="Internet_20_link">Author</text:span></text:a><text:tab/><text:a xlink:type="simple" xlink:href="#2.5.1.Author|outline" text:style-name="Internet_20_link" text:visited-style-name="Internet_20_link">12</text:a></text:p>
          <text:p text:style-name="P145"><text:s/>2.5.2 <text:a xlink:type="simple" xlink:href="#2.5.2.DocumentExpiration|outline" text:style-name="Internet_20_link" text:visited-style-name="Internet_20_link"><text:span text:style-name="Internet_20_link">DocumentExpiration</text:span></text:a><text:tab/><text:a xlink:type="simple" xlink:href="#2.5.2.DocumentExpiration|outline" text:style-name="Internet_20_link" text:visited-style-name="Internet_20_link">12</text:a></text:p>
          <text:p text:style-name="P145"><text:s/>2.5.3 <text:a xlink:type="simple" xlink:href="#2.5.3.Rank|outline" text:style-name="Internet_20_link" text:visited-style-name="Internet_20_link"><text:span text:style-name="Internet_20_link">Rank</text:span></text:a><text:tab/><text:a xlink:type="simple" xlink:href="#2.5.3.Rank|outline" text:style-name="Internet_20_link" text:visited-style-name="Internet_20_link">12</text:a></text:p>
          <text:p text:style-name="P145"><text:s/>2.5.4 <text:a xlink:type="simple" xlink:href="#2.5.4.FuzzyRank|outline" text:style-name="Internet_20_link" text:visited-style-name="Internet_20_link"><text:span text:style-name="Internet_20_link">FuzzyRank</text:span></text:a><text:tab/><text:a xlink:type="simple" xlink:href="#2.5.4.FuzzyRank|outline" text:style-name="Internet_20_link" text:visited-style-name="Internet_20_link">12</text:a></text:p>
          <text:p text:style-name="P162"><text:s/>3 <text:a xlink:type="simple" xlink:href="#3.XML Rendering|outline" text:style-name="Internet_20_link" text:visited-style-name="Internet_20_link"><text:span text:style-name="Internet_20_link">XML Rendering</text:span></text:a><text:tab/><text:a xlink:type="simple" xlink:href="#3.XML Rendering|outline" text:style-name="Internet_20_link" text:visited-style-name="Internet_20_link">12</text:a></text:p>
        </text:index-body>
      </text:table-of-content>
      <text:p text:style-name="Standard"><text:change-start text:change-id="ct-1359377528"/></text:p>
      <text:list text:style-name="List_20_1">
        <text:list-item>
          <text:h text:style-name="P138" text:outline-level="1"><text:change-end text:change-id="ct-1359377528"/>Introduction<text:change-start text:change-id="ct-1358599088"/></text:h>
        </text:list-item>
      </text:list>
      <text:p text:style-name="Standard"><text:change-end text:change-id="ct-1358599088"/><text:change text:change-id="ct-1358601552"/><text:span text:style-name="T1">match with GLUE2, description of request, common parts of currently used job description languages, information loss during the transformation take into account.</text:span><text:change text:change-id="ct-1358599312"/><text:span text:style-name="T10">The JobDescription class should be used by all job description handling services in ARC. It should be a common source of job description parsing</text:span></text:p>
      <text:p text:style-name="P10"/>
      <text:p text:style-name="P10">CONSISTENT NAMING of Comuting Service is required</text:p>
      <text:list text:style-name="List_20_1" text:continue-numbering="true">
        <text:list-item>
          <text:h text:style-name="P136" text:outline-level="1">Data Structure</text:h>
        </text:list-item>
      </text:list>
      <text:p text:style-name="Text_20_body"><text:span text:style-name="T2">The </text:span><text:change-start text:change-id="ct-1359382860"/><text:span text:style-name="DataType">Job</text:span><text:change-end text:change-id="ct-1359382860"/><text:change text:change-id="ct-1359383084"/><text:change-start text:change-id="ct-1359381852"/><text:span text:style-name="DataType">Description</text:span><text:change-end text:change-id="ct-1359381852"/><text:span text:style-name="T2"> class consi</text:span><text:change-start text:change-id="ct-1399344556"/><text:span text:style-name="T2">s</text:span><text:change-end text:change-id="ct-1399344556"/><text:span text:style-name="T2">t</text:span><text:change text:change-id="ct-1399401224"/><text:span text:style-name="T2"> of the following </text:span><text:change text:change-id="ct-1398633488"/><text:change-start text:change-id="ct-1399341420"/><text:span text:style-name="T2">sections</text:span><text:change-end text:change-id="ct-1399341420"/><text:span text:style-name="T2">: </text:span><text:change text:change-id="ct-1399401336"/><text:change-start text:change-id="ct-1359382412"/><text:span text:style-name="DataType"><text:reference-ref text:reference-format="text" text:ref-name="JodIdentification">JobIdentification</text:reference-ref></text:span><text:change-end text:change-id="ct-1359382412"/><text:span text:style-name="T2">, </text:span><text:change text:change-id="ct-1399395220"/><text:change-start text:change-id="ct-1359376856"/><text:span text:style-name="DataType"><text:reference-ref text:reference-format="text" text:ref-name="Application">Application</text:reference-ref></text:span><text:change-end text:change-id="ct-1359376856"/><text:span text:style-name="T2">, </text:span><text:change text:change-id="ct-1399395892"/><text:change-start text:change-id="ct-1359379208"/><text:span text:style-name="DataType"><text:reference-ref text:reference-format="text" text:ref-name="Resources">Resources</text:reference-ref></text:span><text:change-end text:change-id="ct-1359379208"/><text:span text:style-name="T2">, </text:span><text:change text:change-id="ct-1400089380"/><text:change-start text:change-id="ct-1359379320"/><text:span text:style-name="DataType"><text:reference-ref text:reference-format="text" text:ref-name="DataStaging">DataStaging</text:reference-ref></text:span><text:change-end text:change-id="ct-1359379320"/><text:span text:style-name="T2"> and </text:span><text:change text:change-id="ct-1400090276"/><text:change-start text:change-id="ct-1359378312"/><text:span text:style-name="DataType"><text:reference-ref text:reference-format="text" text:ref-name="JobMetaData">JobMetaData</text:reference-ref></text:span><text:change-end text:change-id="ct-1359378312"/><text:span text:style-name="T2">. The </text:span><text:change text:change-id="ct-1399341196"/><text:change-start text:change-id="ct-1358601328"/><text:span text:style-name="DataType"><text:reference-ref text:reference-format="text" text:ref-name="JodIdentification">JobIdentification</text:reference-ref></text:span><text:change-end text:change-id="ct-1358601328"/><text:span text:style-name="T2"> </text:span><text:change-start text:change-id="ct-1358601104"/><text:span text:style-name="T2">is </text:span><text:change-end text:change-id="ct-1358601104"/><text:change text:change-id="ct-1359384204"/><text:change-start text:change-id="ct-1359381628"/><text:span text:style-name="T2">used to</text:span><text:change-end text:change-id="ct-1359381628"/><text:change text:change-id="ct-1359381964"/><text:span text:style-name="T2"> identify the job using various type</text:span><text:change-start text:change-id="ct-1358598640"/><text:span text:style-name="T2">s</text:span><text:change-end text:change-id="ct-1358598640"/><text:span text:style-name="T2">, tags and names. The </text:span><text:change text:change-id="ct-1399394884"/><text:change-start text:change-id="ct-1358599984"/><text:span text:style-name="DataType"><text:reference-ref text:reference-format="text" text:ref-name="Application">Application</text:reference-ref></text:span><text:change-end text:change-id="ct-1358599984"/><text:span text:style-name="T2"> </text:span><text:change text:change-id="ct-1358600096"/><text:change-start text:change-id="ct-1358601216"/><text:span text:style-name="T2">class</text:span><text:change-end text:change-id="ct-1358601216"/><text:span text:style-name="T2"> </text:span><text:change-start text:change-id="ct-1341045880"/><text:span text:style-name="T2">is </text:span><text:change-end text:change-id="ct-1341045880"/><text:span text:style-name="T2">used to describe explicit</text:span><text:change text:change-id="ct-1359381740"/><text:change-start text:change-id="ct-1358602224"/><text:span text:style-name="T2">ly</text:span><text:change-end text:change-id="ct-1358602224"/><text:span text:style-name="T2"> </text:span><text:change text:change-id="ct-1359380620"/><text:change-start text:change-id="ct-1360257620"/><text:span text:style-name="T2">the </text:span><text:change-end text:change-id="ct-1360257620"/><text:change text:change-id="ct-1360257732"/><text:change-start text:change-id="ct-1360259748"/><text:span text:style-name="T2">e</text:span><text:change-end text:change-id="ct-1360259748"/><text:span text:style-name="T2">xecutable </text:span><text:change text:change-id="ct-1360258516"/><text:change text:change-id="ct-1360257508"/><text:span text:style-name="T2">which </text:span><text:change-start text:change-id="ct-1360260980"/><text:span text:style-name="T2">should be executed at the CE</text:span><text:change-end text:change-id="ct-1360260980"/><text:change text:change-id="ct-1360260532"/><text:change text:change-id="ct-1360260420"/><text:change-start text:change-id="ct-1360257396"/><text:span text:style-name="T2">, environment variables, logging, </text:span><text:change-end text:change-id="ct-1360257396"/><text:change-start text:change-id="ct-1360258068"/><text:span text:style-name="T2">standard in and out, credent</text:span><text:change-end text:change-id="ct-1360258068"/><text:change-start text:change-id="ct-1359536728"/><text:span text:style-name="T2">ial service</text:span><text:change-end text:change-id="ct-1359536728"/><text:change-start text:change-id="ct-1359539640"/><text:span text:style-name="T2">, etc</text:span><text:change-end text:change-id="ct-1359539640"/><text:span text:style-name="T2">.</text:span><text:change text:change-id="ct-1359536952"/><text:change-start text:change-id="ct-1359539080"/><text:span text:style-name="T2"> </text:span><text:change-end text:change-id="ct-1359539080"/><text:span text:style-name="T2">The </text:span><text:change text:change-id="ct-1399848800"/><text:change-start text:change-id="ct-1359387184"/><text:span text:style-name="DataType"><text:reference-ref text:reference-format="text" text:ref-name="Resources">Resources</text:reference-ref></text:span><text:change-end text:change-id="ct-1359387184"/><text:span text:style-name="T4"> </text:span><text:change text:change-id="ct-1359384832"/><text:change-start text:change-id="ct-1359388528"/><text:span text:style-name="T2">class</text:span><text:change-end text:change-id="ct-1359388528"/><text:change text:change-id="ct-1359385952"/><text:change-start text:change-id="ct-1342453660"/><text:span text:style-name="T2"> </text:span><text:change-end text:change-id="ct-1342453660"/><text:change text:change-id="ct-1340962700"/><text:change text:change-id="ct-1340962812"/><text:change text:change-id="ct-1341051460"/><text:change-start text:change-id="ct-1340962364"/><text:span text:style-name="T2">contains information about the </text:span><text:change-end text:change-id="ct-1340962364"/><text:change text:change-id="ct-1340962588"/><text:change-start text:change-id="ct-1340962476"/><text:span text:style-name="T2">type of </text:span><text:change-end text:change-id="ct-1340962476"/><text:span text:style-name="T2">execution node prefered by the user. </text:span><text:change text:change-id="ct-1397752528"/><text:change text:change-id="ct-1397753872"/><text:change text:change-id="ct-1397753648"/><text:change text:change-id="ct-1356966104"/><text:change text:change-id="ct-1397754096"/><text:change-start text:change-id="ct-1397753312"/><text:span text:style-name="T2">The </text:span><text:change-end text:change-id="ct-1397753312"/><text:change text:change-id="ct-1399848464"/><text:change-start text:change-id="ct-1396448488"/><text:span text:style-name="DataType"><text:reference-ref text:reference-format="text" text:ref-name="DataStaging">DataStaging</text:reference-ref></text:span><text:change-end text:change-id="ct-1396448488"/><text:span text:style-name="T2"> </text:span><text:change text:change-id="ct-1356966440"/><text:change-start text:change-id="ct-1397752416"/><text:span text:style-name="T2">class contains information about </text:span><text:change-end text:change-id="ct-1397752416"/><text:change-start text:change-id="ct-1356963976"/><text:span text:style-name="T2">input file and output files/directories created by the job</text:span><text:change-end text:change-id="ct-1356963976"/><text:span text:style-name="T2">. Finally the job description may </text:span><text:change text:change-id="ct-1340962252"/><text:change-start text:change-id="ct-1397754320"/><text:span text:style-name="T2">contain meta data, describing the context in which the description was generated, and it is </text:span><text:change-end text:change-id="ct-1397754320"/><text:change-start text:change-id="ct-1396448600"/><text:span text:style-name="T2">stored in the</text:span><text:change-end text:change-id="ct-1396448600"/><text:span text:style-name="T2"> </text:span><text:change text:change-id="ct-1399395556"/><text:change-start text:change-id="ct-1397753424"/><text:span text:style-name="DataType"><text:reference-ref text:reference-format="text" text:ref-name="JobMetaData">JobMetaData</text:reference-ref></text:span><text:change-end text:change-id="ct-1397753424"/><text:span text:style-name="T2"> </text:span><text:change-start text:change-id="ct-1356965656"/><text:span text:style-name="T2">class</text:span><text:change-end text:change-id="ct-1356965656"/><text:change text:change-id="ct-1397753536"/><text:span text:style-name="T2">. </text:span></text:p>
      <text:p text:style-name="P1">In the following sections<text:change text:change-id="ct-1359367960"/><text:change-start text:change-id="ct-1398780280"/> <text:change-end text:change-id="ct-1398780280"/><text:change text:change-id="ct-1353855900"/>detailed definition<text:change-start text:change-id="ct-1397752304"/>s<text:change-end text:change-id="ct-1397752304"/> of <text:change-start text:change-id="ct-1397753984"/>the classes<text:change-end text:change-id="ct-1397753984"/><text:change text:change-id="ct-1397752752"/> <text:change text:change-id="ct-1398780952"/><text:change-start text:change-id="ct-1398780168"/>are given<text:change-end text:change-id="ct-1398780168"/>.</text:p>
      <text:list text:style-name="List_20_1" text:continue-numbering="true">
        <text:list-item>
          <text:list text:continue-numbering="true">
            <text:list-item>
              <text:h text:style-name="P78" text:outline-level="2"><text:change-start text:change-id="ct-1400089492"/><text:reference-mark-start text:name="JodIdentification"/>JobIdentification<text:change-end text:change-id="ct-1400089492"/><text:reference-mark-end text:name="JodIdentification"/></text:h>
            </text:list-item>
          </text:list>
        </text:list-item>
      </text:list>
      <text:p text:style-name="P2">The main goal of this <text:change text:change-id="ct-1359425892"/><text:change-start text:change-id="ct-1359383868"/>class<text:change-end text:change-id="ct-1359383868"/> is to name the job and define its type and identify the job in general. This identification is used by users in most of the cases. The multiplicity of this element is zero or one. </text:p>
      <text:list text:style-name="List_20_1" text:continue-numbering="true">
        <text:list-item>
          <text:list text:continue-numbering="true">
            <text:list-item>
              <text:list text:continue-numbering="true">
                <text:list-item>
                  <text:h text:style-name="P83" text:outline-level="3">JobName</text:h>
                </text:list-item>
              </text:list>
            </text:list-item>
          </text:list>
        </text:list-item>
      </text:list>
      <text:p text:style-name="P3"><text:span text:style-name="T2">This element is a string that MAY be specified by a user to name the job.</text:span> It may not be unique to a particular job description<text:change text:change-id="ct-1342380836"/>, which means that a user MAY specify the same <text:change-start text:change-id="ct-1398781624"/><text:span text:style-name="DataType">JobName</text:span><text:change-end text:change-id="ct-1398781624"/> for multiple job descriptions. Some project defines their own format for the <text:change-start text:change-id="ct-1356794416"/><text:span text:style-name="DataType">JobName</text:span><text:change-end text:change-id="ct-1356794416"/> in order to categorize and explicitly define the particular version of job they run. However the recommended way to attach user specified categories to the job is to use <text:change-start text:change-id="ct-1356333048"/><text:span text:style-name="DataType">UserTag</text:span><text:change-end text:change-id="ct-1356333048"/> element instead of stricly formated <text:change-start text:change-id="ct-1397753088"/><text:span text:style-name="DataType">JobName</text:span><text:change-end text:change-id="ct-1397753088"/>.</text:p>
      <text:p text:style-name="Standard">If this optional element is not present then it is not defined. The multiplicity of this element is zero or one. The type of this element is <text:change-start text:change-id="ct-1359356848"/><text:span text:style-name="DataType">string</text:span><text:change-end text:change-id="ct-1359356848"/>.</text:p>
      <text:list text:style-name="List_20_1" text:continue-numbering="true">
        <text:list-item>
          <text:list text:continue-numbering="true">
            <text:list-item>
              <text:list text:continue-numbering="true">
                <text:list-item>
                  <text:h text:style-name="P83" text:outline-level="3"><text:change text:change-id="ct-1359380216"/>Description</text:h>
                </text:list-item>
              </text:list>
            </text:list-item>
          </text:list>
        </text:list-item>
      </text:list>
      <text:p text:style-name="Text_20_body">This element may contain a longer textual description of job. If this optinal element is not present then it is not defined. The multiplicity of this element is zero or one. The type of this element is <text:change-start text:change-id="ct-1356964424"/>a <text:change-end text:change-id="ct-1356964424"/><text:change-start text:change-id="ct-1397755776"/><text:span text:style-name="DataType">string</text:span><text:change-end text:change-id="ct-1397755776"/>.</text:p>
      <text:list text:style-name="List_20_1" text:continue-numbering="true">
        <text:list-item>
          <text:list text:continue-numbering="true">
            <text:list-item>
              <text:list text:continue-numbering="true">
                <text:list-item>
                  <text:h text:style-name="P83" text:outline-level="3">JobType</text:h>
                </text:list-item>
              </text:list>
            </text:list-item>
          </text:list>
        </text:list-item>
      </text:list>
      <text:p text:style-name="Text_20_body">This element shows if the job is a member of a greater workflow or just a single job. If this optional element is not present then it is a single job. The multiplicity of this element is zero or one. The type of this element is an <text:change-start text:change-id="ct-1359359872"/><text:span text:style-name="DataType">enumeration</text:span><text:change-end text:change-id="ct-1359359872"/> with the following elements:</text:p>
      <text:list text:style-name="L1">
        <text:list-item>
          <text:p text:style-name="P22"><text:span text:style-name="T4">collectionelement</text:span>: a job submitted as part of a collection of individual jobs which do not </text:p>
        </text:list-item>
        <text:list-item>
          <text:p text:style-name="P22"><text:soft-page-break/>communicate among them, </text:p>
        </text:list-item>
        <text:list-item>
          <text:p text:style-name="P22"><text:span text:style-name="T4">parallelelement</text:span>: a job submitted as part of a collection of individual jobs which communicate among them, </text:p>
        </text:list-item>
        <text:list-item>
          <text:p text:style-name="P22"><text:span text:style-name="T4">single</text:span>: an individual stand-alone job, </text:p>
        </text:list-item>
        <text:list-item>
          <text:p text:style-name="P22"><text:span text:style-name="T4">workflownode</text:span>: a job submitted as part of a workflow. </text:p>
        </text:list-item>
      </text:list>
      <text:list text:style-name="List_20_1" text:continue-numbering="true">
        <text:list-item>
          <text:list text:continue-numbering="true">
            <text:list-item>
              <text:list text:continue-numbering="true">
                <text:list-item>
                  <text:h text:style-name="P83" text:outline-level="3">UserTag</text:h>
                </text:list-item>
              </text:list>
            </text:list-item>
          </text:list>
        </text:list-item>
      </text:list>
      <text:p text:style-name="Text_20_body">This element is for human readable comment<text:change text:change-id="ct-1356964312"/><text:change-start text:change-id="ct-1359364936"/>s<text:change-end text:change-id="ct-1359364936"/>, tags for free grouping or identifying <text:change text:change-id="ct-1356966888"/>different jobs. If this opti<text:change-start text:change-id="ct-1359356400"/>o<text:change-end text:change-id="ct-1359356400"/>nal element is not present then it is not defined. The multiplicity of this element is zero or more. The type of this element is <text:change-start text:change-id="ct-1356964088"/><text:span text:style-name="DataType">string</text:span><text:change-end text:change-id="ct-1356964088"/>.</text:p>
      <text:list text:style-name="List_20_1" text:continue-numbering="true">
        <text:list-item>
          <text:list text:continue-numbering="true">
            <text:list-item>
              <text:list text:continue-numbering="true">
                <text:list-item>
                  <text:h text:style-name="P83" text:outline-level="3">JobVOName</text:h>
                </text:list-item>
              </text:list>
            </text:list-item>
          </text:list>
        </text:list-item>
      </text:list>
      <text:p text:style-name="Standard">This element should be used to indicate the <text:change text:change-id="ct-1359396504"/>Virtual Organisation<text:change-start text:change-id="ct-1359395160"/> of the job<text:change-end text:change-id="ct-1359395160"/>. If this optional element is not present th<text:change text:change-id="ct-1359393368"/><text:change-start text:change-id="ct-1359358528"/>e<text:change-end text:change-id="ct-1359358528"/>n it is not defined. The multiplicty of this element is zero or one. The type of this element is <text:change-start text:change-id="ct-1359396616"/><text:span text:style-name="DataType">string</text:span><text:change-end text:change-id="ct-1359396616"/>. </text:p>
      <text:p text:style-name="P5">Feri: how can be ensuer that the job really belongs to the given VO? is this related to access control?</text:p>
      <text:list text:style-name="List_20_1" text:continue-numbering="true">
        <text:list-item>
          <text:list text:continue-numbering="true">
            <text:list-item>
              <text:h text:style-name="P78" text:outline-level="2"><text:change-start text:change-id="ct-1400089268"/><text:reference-mark-start text:name="Application"/>Application<text:change-end text:change-id="ct-1400089268"/><text:reference-mark-end text:name="Application"/></text:h>
            </text:list-item>
          </text:list>
        </text:list-item>
      </text:list>
      <text:p text:style-name="Standard">The main goal of this section is to explicitly describe the executable and its runtime environment. The section is <text:change-start text:change-id="ct-1359365832"/><text:span text:style-name="T11">mandatory</text:span><text:change-end text:change-id="ct-1359365832"/> and its multiplicity is one.</text:p>
      <text:list text:style-name="List_20_1" text:continue-numbering="true">
        <text:list-item>
          <text:list text:continue-numbering="true">
            <text:list-item>
              <text:list text:continue-numbering="true">
                <text:list-item>
                  <text:h text:style-name="P83" text:outline-level="3"><text:change-start text:change-id="ct-1397754880"/><text:reference-mark-start text:name="Executable"/>Executable<text:change-end text:change-id="ct-1397754880"/><text:reference-mark-end text:name="Executable"/></text:h>
                </text:list-item>
              </text:list>
            </text:list-item>
          </text:list>
        </text:list-item>
      </text:list>
      <text:p text:style-name="Standard">This <text:change-start text:change-id="ct-1353769088"/><text:span text:style-name="T11">mandatory</text:span><text:change-end text:change-id="ct-1353769088"/> element is a <text:change-start text:change-id="ct-1359394264"/><text:span text:style-name="DataType">string</text:span><text:change-end text:change-id="ct-1359394264"/> specifying the command to execute. The multiplicity is one.</text:p>
      <text:p text:style-name="P5">Feri: tell sometinh about path (relative, absolute etc.)</text:p>
      <text:list text:style-name="List_20_1" text:continue-numbering="true">
        <text:list-item>
          <text:list text:continue-numbering="true">
            <text:list-item>
              <text:list text:continue-numbering="true">
                <text:list-item>
                  <text:h text:style-name="P83" text:outline-level="3">Argument</text:h>
                </text:list-item>
              </text:list>
            </text:list-item>
          </text:list>
        </text:list-item>
      </text:list>
      <text:p text:style-name="Standard">This optinal element is a <text:change-start text:change-id="ct-1359392920"/><text:span text:style-name="DataType">string</text:span><text:change-end text:change-id="ct-1359392920"/> specifying an argument for the executable. The multiplicity is zero or mor<text:change text:change-id="ct-1356957908"/><text:change-start text:change-id="ct-1356957124"/>e<text:change-end text:change-id="ct-1356957124"/>.</text:p>
      <text:p text:style-name="P5">Feri: tell something about the order because in case of argument the order may be important</text:p>
      <text:list text:style-name="List_20_1" text:continue-numbering="true">
        <text:list-item>
          <text:list text:continue-numbering="true">
            <text:list-item>
              <text:list text:continue-numbering="true">
                <text:list-item>
                  <text:h text:style-name="P83" text:outline-level="3">Input</text:h>
                </text:list-item>
              </text:list>
            </text:list-item>
          </text:list>
        </text:list-item>
      </text:list>
      <text:p text:style-name="P3">This optional element is a <text:change-start text:change-id="ct-1356332488"/><text:span text:style-name="DataType">string</text:span><text:change-end text:change-id="ct-1356332488"/> specifying the input (Standard Input) for the <text:change text:change-id="ct-1356332600"/><text:change-start text:change-id="ct-1397755440"/><text:span text:style-name="DataType"><text:reference-ref text:reference-format="text" text:ref-name="Executable">Executable</text:reference-ref></text:span><text:change-end text:change-id="ct-1397755440"/>. The <text:change-start text:change-id="ct-1399399768"/><text:span text:style-name="DataType">Input</text:span><text:change-end text:change-id="ct-1399399768"/><text:change text:change-id="ct-1399400664"/> <text:change-start text:change-id="ct-1397755664"/>element is a <text:change-end text:change-id="ct-1397755664"/>filename <text:change-start text:change-id="ct-1359394824"/>which should be <text:change-end text:change-id="ct-1359394824"/>relative to the session directory of the job. If this element is not present then it is not defined and the consuming system MAY choose any value. The multiplicity is zero or one.</text:p>
      <text:list text:style-name="List_20_1" text:continue-numbering="true">
        <text:list-item>
          <text:list text:continue-numbering="true">
            <text:list-item>
              <text:list text:continue-numbering="true">
                <text:list-item>
                  <text:h text:style-name="P83" text:outline-level="3"><text:change-start text:change-id="ct-1399401672"/><text:reference-mark-start text:name="Output"/>Output<text:change-end text:change-id="ct-1399401672"/><text:reference-mark-end text:name="Output"/></text:h>
                </text:list-item>
              </text:list>
            </text:list-item>
          </text:list>
        </text:list-item>
      </text:list>
      <text:p text:style-name="P3">This optional element is a <text:change-start text:change-id="ct-1398177652"/><text:span text:style-name="DataType">string</text:span><text:change-end text:change-id="ct-1398177652"/> specifying the output (Standard Output) for the<text:change text:change-id="ct-1398176868"/><text:change-start text:change-id="ct-1398177540"/> <text:span text:style-name="DataType"><text:reference-ref text:reference-format="text" text:ref-name="Executable">Executable</text:reference-ref></text:span><text:change-end text:change-id="ct-1398177540"/>. The <text:change-start text:change-id="ct-1397754432"/><text:span text:style-name="DataType">Output</text:span><text:change-end text:change-id="ct-1397754432"/> element is a filename <text:change-start text:change-id="ct-1398177764"/>which should be <text:change-end text:change-id="ct-1398177764"/>relative to the session directory of the job. If this element is not present then it is not defined and the consuming system MAY choose any value. The multiplicity is zero or one.</text:p>
      <text:list text:style-name="List_20_1" text:continue-numbering="true">
        <text:list-item>
          <text:list text:continue-numbering="true">
            <text:list-item>
              <text:list text:continue-numbering="true">
                <text:list-item>
                  <text:h text:style-name="P83" text:outline-level="3"><text:change-start text:change-id="ct-1399401448"/><text:reference-mark-start text:name="Error"/>Error<text:change-end text:change-id="ct-1399401448"/><text:reference-mark-end text:name="Error"/></text:h>
                </text:list-item>
              </text:list>
            </text:list-item>
          </text:list>
        </text:list-item>
      </text:list>
      <text:p text:style-name="Standard">This optional element is a <text:change-start text:change-id="ct-1398177428"/><text:span text:style-name="DataType">string</text:span><text:change-end text:change-id="ct-1398177428"/> specifying the error output (Standard Error) for the <text:change-start text:change-id="ct-1398177092"/><text:span text:style-name="DataType"><text:reference-ref text:reference-format="text" text:ref-name="Executable">Executable</text:reference-ref></text:span><text:change-end text:change-id="ct-1398177092"/><text:change text:change-id="ct-1398177316"/>. The <text:change-start text:change-id="ct-1398176644"/><text:span text:style-name="DataType">Error</text:span><text:change-end text:change-id="ct-1398176644"/> element is a filename <text:change-start text:change-id="ct-1398176980"/>which should be <text:change-end text:change-id="ct-1398176980"/>relative to the session directory of the job. If this element is not present then it is not defined and the consuming system MAY <text:soft-page-break/>choose any value. The multiplicity is zero or one.</text:p>
      <text:list text:style-name="List_20_1" text:continue-numbering="true">
        <text:list-item>
          <text:list text:continue-numbering="true">
            <text:list-item>
              <text:list text:continue-numbering="true">
                <text:list-item>
                  <text:h text:style-name="P83" text:outline-level="3">Join</text:h>
                </text:list-item>
              </text:list>
            </text:list-item>
          </text:list>
        </text:list-item>
      </text:list>
      <text:p text:style-name="Text_20_body">This <text:change-start text:change-id="ct-1398177204"/>is an <text:change-end text:change-id="ct-1398177204"/>optional <text:change-start text:change-id="ct-1398176756"/><text:span text:style-name="DataType">boolean</text:span><text:change-end text:change-id="ct-1398176756"/> element<text:change text:change-id="ct-1398176532"/><text:change-start text:change-id="ct-1398176420"/>. <text:change-end text:change-id="ct-1398176420"/><text:change text:change-id="ct-1398176196"/><text:change-start text:change-id="ct-1398176308"/>I<text:change-end text:change-id="ct-1398176308"/>f <text:change text:change-id="ct-1399401560"/><text:change-start text:change-id="ct-1398175972"/>it is true<text:change-end text:change-id="ct-1398175972"/><text:change text:change-id="ct-1398634496"/><text:change-start text:change-id="ct-1398634608"/> it specifies that<text:change-end text:change-id="ct-1398634608"/><text:change text:change-id="ct-1398634720"/><text:change-start text:change-id="ct-1398633936"/> <text:change-end text:change-id="ct-1398633936"/><text:change text:change-id="ct-1398633264"/><text:change text:change-id="ct-1398634384"/><text:change-start text:change-id="ct-1398634272"/>standard output and error <text:change-end text:change-id="ct-1398634272"/><text:change-start text:change-id="ct-1398634048"/>should be joined <text:change-end text:change-id="ct-1398634048"/><text:change text:change-id="ct-1399400776"/>into <text:change text:change-id="ct-1398634160"/><text:change text:change-id="ct-1398634944"/><text:change-start text:change-id="ct-1398176084"/>the file specified by <text:span text:style-name="DataType"><text:reference-ref text:reference-format="text" text:ref-name="Output">Output</text:reference-ref></text:span><text:change-end text:change-id="ct-1398176084"/><text:change-start text:change-id="ct-1399401112"/> element<text:change-end text:change-id="ct-1399401112"/>. I<text:change text:change-id="ct-1398632704"/><text:change-start text:change-id="ct-1398633152"/>f<text:change-end text:change-id="ct-1398633152"/> <text:change-start text:change-id="ct-1398633040"/>it <text:change-end text:change-id="ct-1398633040"/>is <text:change text:change-id="ct-1398632816"/>not defined th<text:change text:change-id="ct-1399400552"/><text:change-start text:change-id="ct-1399400888"/>e<text:change-end text:change-id="ct-1399400888"/>n the default vaule is false<text:change-start text:change-id="ct-1356957684"/>, and joining is done<text:change-end text:change-id="ct-1356957684"/>. Multiplicity is zero or one.</text:p>
      <text:list text:style-name="List_20_1" text:continue-numbering="true">
        <text:list-item>
          <text:list text:continue-numbering="true">
            <text:list-item>
              <text:list text:continue-numbering="true">
                <text:list-item>
                  <text:h text:style-name="P83" text:outline-level="3">Environment</text:h>
                </text:list-item>
              </text:list>
            </text:list-item>
          </text:list>
        </text:list-item>
      </text:list>
      <text:p text:style-name="Standard">This optional element specifies <text:change-start text:change-id="ct-1399394772"/>environment variables which should be defined at the CE in the execution environment of the job. It consists of a <text:change-end text:change-id="ct-1399394772"/><text:change text:change-id="ct-1356956788"/>name<text:change text:change-id="ct-1353769200"/><text:change-start text:change-id="ct-1356957572"/>/<text:change-end text:change-id="ct-1356957572"/>value pair <text:change text:change-id="ct-1399341756"/><text:change-start text:change-id="ct-1356956340"/>of <text:change-end text:change-id="ct-1356956340"/><text:change-start text:change-id="ct-1399341644"/><text:span text:style-name="DataType">string</text:span><text:change-end text:change-id="ct-1399341644"/><text:change text:change-id="ct-1398632592"/><text:change-start text:change-id="ct-1399343996"/>s<text:change-end text:change-id="ct-1399343996"/><text:change text:change-id="ct-1399343660"/>.<text:change-start text:change-id="ct-1398632928"/> The multiplicity of this elemenet is zero or more.<text:change-end text:change-id="ct-1398632928"/></text:p>
      <text:list text:style-name="List_20_1" text:continue-numbering="true">
        <text:list-item>
          <text:list text:continue-numbering="true">
            <text:list-item>
              <text:list text:continue-numbering="true">
                <text:list-item>
                  <text:h text:style-name="P83" text:outline-level="3">Prologue</text:h>
                </text:list-item>
              </text:list>
            </text:list-item>
          </text:list>
        </text:list-item>
      </text:list>
      <text:p text:style-name="Standard">This optional element specifies the path of the executable which will be run before the actual executable is run. If the prologue fails the job execution terminates.</text:p>
      <text:p text:style-name="P5">Feri: tell someting about path (relative, absolute etc.) and attributes, input, output, error etc variables, use case?</text:p>
      <text:list text:style-name="List_20_1" text:continue-numbering="true">
        <text:list-item>
          <text:list text:continue-numbering="true">
            <text:list-item>
              <text:list text:continue-numbering="true">
                <text:list-item>
                  <text:h text:style-name="P83" text:outline-level="3">Epilogue</text:h>
                </text:list-item>
              </text:list>
            </text:list-item>
          </text:list>
        </text:list-item>
      </text:list>
      <text:p text:style-name="Standard">This optional element specifies the path of the executable which will be run after the actual executable is run. If the epilogue fails the job execution terminates.</text:p>
      <text:p text:style-name="P5">Feri: tell someting about path (relative, absolute etc.) and attributes, input, output, error etc variables, use case?</text:p>
      <text:list text:style-name="List_20_1" text:continue-numbering="true">
        <text:list-item>
          <text:list text:continue-numbering="true">
            <text:list-item>
              <text:list text:continue-numbering="true">
                <text:list-item>
                  <text:h text:style-name="P83" text:outline-level="3">LogDir</text:h>
                </text:list-item>
              </text:list>
            </text:list-item>
          </text:list>
        </text:list-item>
      </text:list>
      <text:p text:style-name="Standard">This optional string element defines the name of the directory containing grid-specific diagnostics per job. The defined directory, local to the computing element and relative to the session directory of the job. This directory is kept in the session directory of the job to be available for retrieval. Multiplicity is zero or one.</text:p>
      <text:list text:style-name="List_20_1" text:continue-numbering="true">
        <text:list-item>
          <text:list text:continue-numbering="true">
            <text:list-item>
              <text:list text:continue-numbering="true">
                <text:list-item>
                  <text:h text:style-name="P83" text:outline-level="3">RemoteLogging</text:h>
                </text:list-item>
              </text:list>
            </text:list-item>
          </text:list>
        </text:list-item>
      </text:list>
      <text:p text:style-name="Standard">The optional elements specifies an URL for a logging service to send reports about job to. If this element is not defined than the default is set up computing service choose one. It is up to a user to make sure the requested logging service accepts reports from the set of computing service he or she intends to use. Multiplicity is zero or more.</text:p>
      <text:list text:style-name="List_20_1" text:continue-numbering="true">
        <text:list-item>
          <text:list text:continue-numbering="true">
            <text:list-item>
              <text:list text:continue-numbering="true">
                <text:list-item>
                  <text:h text:style-name="P83" text:outline-level="3">Re<text:change text:change-id="ct-1359390948"/><text:change-start text:change-id="ct-1359377640"/>ru<text:change-end text:change-id="ct-1359377640"/>n</text:h>
                </text:list-item>
              </text:list>
            </text:list-item>
          </text:list>
        </text:list-item>
      </text:list>
      <text:p text:style-name="P8">An optional integer specifying the number of possible reruns the user can initiate in case of a system failure. If it is not defined, the default value is 0. Multiplicity is zero or one.</text:p>
      <text:list text:style-name="List_20_1" text:continue-numbering="true">
        <text:list-item>
          <text:list text:continue-numbering="true">
            <text:list-item>
              <text:list text:continue-numbering="true">
                <text:list-item>
                  <text:h text:style-name="P83" text:outline-level="3">SessionLifetime</text:h>
                </text:list-item>
              </text:list>
            </text:list-item>
          </text:list>
        </text:list-item>
      </text:list>
      <text:p text:style-name="Text_20_body">An optional duration element specifying the maximal time to keep the session directory of the job on the computing service upon job completion. Multiplicity is zero or one.</text:p>
      <text:p text:style-name="P14">Feri: default behaviour if not specified shoud defined</text:p>
      <text:list text:style-name="List_20_1" text:continue-numbering="true">
        <text:list-item>
          <text:list text:continue-numbering="true">
            <text:list-item>
              <text:list text:continue-numbering="true">
                <text:list-item>
                  <text:h text:style-name="P83" text:outline-level="3">ProcessingStartTime</text:h>
                </text:list-item>
              </text:list>
            </text:list-item>
          </text:list>
        </text:list-item>
      </text:list>
      <text:p text:style-name="Text_20_body">This optional date element defines the requested start time of the job. The job execution can be <text:soft-page-break/>delayed or scheduled using this element. Multiplicity is zero or one.</text:p>
      <text:p text:style-name="P14">Feri: default behaviour if not specified shoud defined</text:p>
      <text:list text:style-name="List_20_1" text:continue-numbering="true">
        <text:list-item>
          <text:list text:continue-numbering="true">
            <text:list-item>
              <text:list text:continue-numbering="true">
                <text:list-item>
                  <text:h text:style-name="P83" text:outline-level="3">Notification</text:h>
                </text:list-item>
              </text:list>
            </text:list-item>
          </text:list>
        </text:list-item>
      </text:list>
      <text:p text:style-name="Standard">This optional complex element defines the request for e-mail notifications on job status change. Multiplicity is zero or more.</text:p>
      <text:p text:style-name="P5">Feri: structure need to be discussed (open to suggesion) and fits to the generalized state model of the job</text:p>
      <text:list text:style-name="List_20_1" text:continue-numbering="true">
        <text:list-item>
          <text:list text:continue-numbering="true">
            <text:list-item>
              <text:list text:continue-numbering="true">
                <text:list-item>
                  <text:h text:style-name="P83" text:outline-level="3">CredentialService</text:h>
                </text:list-item>
              </text:list>
            </text:list-item>
          </text:list>
        </text:list-item>
      </text:list>
      <text:p text:style-name="P8">This optional URL elements specifies an endpoint which may be used to contact a server to renew/extend delegated proxy credential used by a submitted job. Multiplicity is zero or more.</text:p>
      <text:p text:style-name="P9">Feri: default behaviour should defined</text:p>
      <text:list text:style-name="List_20_1" text:continue-numbering="true">
        <text:list-item>
          <text:list text:continue-numbering="true">
            <text:list-item>
              <text:list text:continue-numbering="true">
                <text:list-item>
                  <text:h text:style-name="P83" text:outline-level="3">AccessControl</text:h>
                </text:list-item>
              </text:list>
            </text:list-item>
          </text:list>
        </text:list-item>
      </text:list>
      <text:p text:style-name="P14">Feri: very undefined TBD</text:p>
      <text:list text:style-name="List_20_1" text:continue-numbering="true">
        <text:list-item>
          <text:list text:continue-numbering="true">
            <text:list-item>
              <text:h text:style-name="P78" text:outline-level="2"><text:change-start text:change-id="ct-1340962140"/><text:reference-mark-start text:name="Resources"/>Resources<text:change-end text:change-id="ct-1340962140"/><text:reference-mark-end text:name="Resources"/></text:h>
            </text:list-item>
          </text:list>
        </text:list-item>
      </text:list>
      <text:p text:style-name="Standard">The mandatory complex resource element describe the resource requirements of the job. Multiplicity is one.</text:p>
      <text:list text:style-name="List_20_1" text:continue-numbering="true">
        <text:list-item>
          <text:list text:continue-numbering="true">
            <text:list-item>
              <text:list text:continue-numbering="true">
                <text:list-item>
                  <text:h text:style-name="P83" text:outline-level="3">Ranges</text:h>
                </text:list-item>
              </text:list>
            </text:list-item>
          </text:list>
        </text:list-item>
      </text:list>
      <text:p text:style-name="P14">TBD</text:p>
      <text:list text:style-name="List_20_1" text:continue-numbering="true">
        <text:list-item>
          <text:list text:continue-numbering="true">
            <text:list-item>
              <text:list text:continue-numbering="true">
                <text:list-item>
                  <text:h text:style-name="P83" text:outline-level="3">OSFamily</text:h>
                </text:list-item>
              </text:list>
            </text:list-item>
          </text:list>
        </text:list-item>
      </text:list>
      <text:p text:style-name="Standard">This optional element specifies the general family to which the Execution Environment operating system belongs. Its is open enumeration with the following options which are reflet to GLUE2 OSFamily type:</text:p>
      <text:list text:style-name="L2">
        <text:list-item>
          <text:p text:style-name="P27"><text:span text:style-name="T4">linux</text:span>: Family of operating systems based on Linux kernel </text:p>
        </text:list-item>
        <text:list-item>
          <text:p text:style-name="P27"><text:span text:style-name="T4">macosx</text:span>: Family of operating systems based on MacOS X </text:p>
        </text:list-item>
        <text:list-item>
          <text:p text:style-name="P27"><text:span text:style-name="T4">solaris</text:span>: Family of operating systems based on Solaris </text:p>
        </text:list-item>
        <text:list-item>
          <text:p text:style-name="P27"><text:span text:style-name="T4">windows:</text:span> Family of operating systems based on Windows </text:p>
        </text:list-item>
        <text:list-item>
          <text:p text:style-name="P27"><text:span text:style-name="T4">aix</text:span>: AIX </text:p>
        </text:list-item>
        <text:list-item>
          <text:p text:style-name="P27"><text:span text:style-name="T4">centos</text:span>: CentOS </text:p>
        </text:list-item>
        <text:list-item>
          <text:p text:style-name="P27"><text:span text:style-name="T4">debian</text:span>: Debian </text:p>
        </text:list-item>
        <text:list-item>
          <text:p text:style-name="P27"><text:span text:style-name="T4">fedoracore</text:span>: RedHat Fedora </text:p>
        </text:list-item>
        <text:list-item>
          <text:p text:style-name="P27"><text:span text:style-name="T4">gentoo</text:span>: Gentoo Linux </text:p>
        </text:list-item>
        <text:list-item>
          <text:p text:style-name="P27"><text:span text:style-name="T4">leopard</text:span>: Mac OS X 10.5 (Leopard) </text:p>
        </text:list-item>
        <text:list-item>
          <text:p text:style-name="P27"><text:span text:style-name="T4">linux-rocks</text:span>:</text:p>
        </text:list-item>
        <text:list-item>
          <text:p text:style-name="P27"><text:span text:style-name="T4">mandrake</text:span>: Mandrake </text:p>
        </text:list-item>
        <text:list-item>
          <text:p text:style-name="P27"><text:span text:style-name="T4">redhatenterpriseas</text:span>: RedHat Enterprise Server </text:p>
        </text:list-item>
        <text:list-item>
          <text:p text:style-name="P27"><text:span text:style-name="T4">scientificlinux</text:span>: Scientific Linux </text:p>
        </text:list-item>
        <text:list-item>
          <text:p text:style-name="P27"><text:span text:style-name="T4">scientificlinuxcern</text:span>: Scientific Linux CERN </text:p>
        </text:list-item>
        <text:list-item>
          <text:p text:style-name="P27"><text:span text:style-name="T4">suse</text:span>: SUSE <text:s/></text:p>
        </text:list-item>
        <text:list-item>
          <text:p text:style-name="P27"><text:span text:style-name="T4">ubuntu</text:span>: Ubuntu </text:p>
        </text:list-item>
        <text:list-item>
          <text:p text:style-name="P27"><text:span text:style-name="T4">windowsvista</text:span>: Microsoft Windows Vista </text:p>
        </text:list-item>
        <text:list-item>
          <text:p text:style-name="P27"><text:span text:style-name="T4">windowsxp</text:span>: Microsoft Windows XP </text:p>
        </text:list-item>
      </text:list>
      <text:p text:style-name="Standard">Multiplicity is zero or one.</text:p>
      <text:list text:style-name="List_20_1" text:continue-numbering="true">
        <text:list-item>
          <text:list text:continue-numbering="true">
            <text:list-item>
              <text:list text:continue-numbering="true">
                <text:list-item>
                  <text:h text:style-name="P83" text:outline-level="3"><text:soft-page-break/>OSName</text:h>
                </text:list-item>
              </text:list>
            </text:list-item>
          </text:list>
        </text:list-item>
      </text:list>
      <text:p text:style-name="Standard">This optional element is the specific name of the operating system where the job requested to be run. Its is an open enumeration with the following options which are reflet to GLUE2 OSName type:</text:p>
      <text:list text:style-name="L3">
        <text:list-item>
          <text:p text:style-name="P46"><text:span text:style-name="T4">aix</text:span>: AIX </text:p>
        </text:list-item>
        <text:list-item>
          <text:p text:style-name="P46"><text:span text:style-name="T4">centos</text:span>: CentOS </text:p>
        </text:list-item>
        <text:list-item>
          <text:p text:style-name="P46"><text:span text:style-name="T4">debian</text:span>: Debian </text:p>
        </text:list-item>
        <text:list-item>
          <text:p text:style-name="P46"><text:span text:style-name="T4">fedoracore</text:span>: RedHat Fedora </text:p>
        </text:list-item>
        <text:list-item>
          <text:p text:style-name="P46"><text:span text:style-name="T4">gentoo</text:span>: Gentoo Linux </text:p>
        </text:list-item>
        <text:list-item>
          <text:p text:style-name="P46"><text:span text:style-name="T4">leopard</text:span>: Mac OS X 10.5 (Leopard) </text:p>
        </text:list-item>
        <text:list-item>
          <text:p text:style-name="P52">linux-rocks<text:span text:style-name="T2">:</text:span></text:p>
        </text:list-item>
        <text:list-item>
          <text:p text:style-name="P46"><text:span text:style-name="T4">mandrake</text:span>: Mandrake </text:p>
        </text:list-item>
        <text:list-item>
          <text:p text:style-name="P46"><text:span text:style-name="T4">redhatenterpriseas</text:span>: RedHat Enterprise Server </text:p>
        </text:list-item>
        <text:list-item>
          <text:p text:style-name="P46"><text:span text:style-name="T4">scientificlinux</text:span>: Scientific Linux </text:p>
        </text:list-item>
        <text:list-item>
          <text:p text:style-name="P46"><text:span text:style-name="T4">scientificlinuxcern</text:span>: Scientific Linux CERN </text:p>
        </text:list-item>
        <text:list-item>
          <text:p text:style-name="P46"><text:span text:style-name="T4">suse</text:span>: SUSE <text:s/></text:p>
        </text:list-item>
        <text:list-item>
          <text:p text:style-name="P46"><text:span text:style-name="T4">ubuntu</text:span>: Ubuntu </text:p>
        </text:list-item>
        <text:list-item>
          <text:p text:style-name="P46"><text:span text:style-name="T4">windowsvista</text:span>: Microsoft Windows Vista </text:p>
        </text:list-item>
        <text:list-item>
          <text:p text:style-name="P46"><text:span text:style-name="T4">windowsxp</text:span>: Microsoft Windows XP </text:p>
        </text:list-item>
      </text:list>
      <text:p text:style-name="Standard">Multiplicity is zero of one.</text:p>
      <text:list text:style-name="List_20_1" text:continue-numbering="true">
        <text:list-item>
          <text:list text:continue-numbering="true">
            <text:list-item>
              <text:list text:continue-numbering="true">
                <text:list-item>
                  <text:h text:style-name="P83" text:outline-level="3">OSVersion</text:h>
                </text:list-item>
              </text:list>
            </text:list-item>
          </text:list>
        </text:list-item>
      </text:list>
      <text:p text:style-name="Standard">Optional string element defines the version of the operating system, as defined by the vendor. Multiplicity is zero or one.</text:p>
      <text:p text:style-name="P5">Feri: version matchmaking</text:p>
      <text:list text:style-name="List_20_1" text:continue-numbering="true">
        <text:list-item>
          <text:list text:continue-numbering="true">
            <text:list-item>
              <text:list text:continue-numbering="true">
                <text:list-item>
                  <text:h text:style-name="P83" text:outline-level="3">Platform</text:h>
                </text:list-item>
              </text:list>
            </text:list-item>
          </text:list>
        </text:list-item>
      </text:list>
      <text:p text:style-name="Standard">Optional element speficies the platform architecture of this Execution Environment. Its is an open enumeration with the following options which are reflet to GLUE2 Platform type:</text:p>
      <text:list text:style-name="L4">
        <text:list-item>
          <text:p text:style-name="P61"><text:span text:style-name="T4">amd64</text:span>: AMD 64bit architecture </text:p>
        </text:list-item>
        <text:list-item>
          <text:p text:style-name="P61"><text:span text:style-name="T4">i386</text:span>: Intel 386 architecture </text:p>
        </text:list-item>
        <text:list-item>
          <text:p text:style-name="P61"><text:span text:style-name="T4">itanium</text:span>: Intel 64-bit architecture <text:s/></text:p>
        </text:list-item>
        <text:list-item>
          <text:p text:style-name="P61"><text:span text:style-name="T4">powerpc</text:span>: PowerPC architecture </text:p>
        </text:list-item>
        <text:list-item>
          <text:p text:style-name="P61"><text:span text:style-name="T4">sparc</text:span>: SPARC architecture </text:p>
        </text:list-item>
      </text:list>
      <text:p text:style-name="Standard">Multiplicity is one or one.</text:p>
      <text:list text:style-name="List_20_1" text:continue-numbering="true">
        <text:list-item>
          <text:list text:continue-numbering="true">
            <text:list-item>
              <text:list text:continue-numbering="true">
                <text:list-item>
                  <text:h text:style-name="P83" text:outline-level="3">NetworkInfo</text:h>
                </text:list-item>
              </text:list>
            </text:list-item>
          </text:list>
        </text:list-item>
      </text:list>
      <text:p text:style-name="Standard">This optional element defines the type of internal network connection available among the managed Execution Environment instances. Its is an open enumeration with the following options which are reflet to GLUE2 NetworkInfo type:</text:p>
      <text:list text:style-name="L5">
        <text:list-item>
          <text:p text:style-name="P66"><text:span text:style-name="T4">100megabitethernet</text:span>: Network based on 100 MBit/s Ethernet technology </text:p>
        </text:list-item>
        <text:list-item>
          <text:p text:style-name="P66"><text:span text:style-name="T4">gigabitethernet</text:span>: Network based on 1 GBit/s Ethernet technology </text:p>
        </text:list-item>
        <text:list-item>
          <text:p text:style-name="P66"><text:span text:style-name="T4">infiniband</text:span>: Network based on Infiniband technology </text:p>
        </text:list-item>
        <text:list-item>
          <text:p text:style-name="P66"><text:span text:style-name="T4">myrinet</text:span>: Network based Myrinet technology </text:p>
        </text:list-item>
      </text:list>
      <text:p text:style-name="Standard">Multiplicity is zero or one.</text:p>
      <text:list text:style-name="List_20_1" text:continue-numbering="true">
        <text:list-item>
          <text:list text:continue-numbering="true">
            <text:list-item>
              <text:list text:continue-numbering="true">
                <text:list-item>
                  <text:h text:style-name="P83" text:outline-level="3">IndividualPhysicalMemory</text:h>
                </text:list-item>
              </text:list>
            </text:list-item>
          </text:list>
        </text:list-item>
      </text:list>
      <text:p text:style-name="Standard">This optional element is a integer range value specifying the amount of physical memory required on each individual computing resource. The amount is given in bytes. Multiplicity is zero or one.</text:p>
      <text:list text:style-name="List_20_1" text:continue-numbering="true">
        <text:list-item>
          <text:list text:continue-numbering="true">
            <text:list-item>
              <text:list text:continue-numbering="true">
                <text:list-item>
                  <text:h text:style-name="P83" text:outline-level="3"><text:soft-page-break/>IndividualVirtualMemory</text:h>
                </text:list-item>
              </text:list>
            </text:list-item>
          </text:list>
        </text:list-item>
      </text:list>
      <text:p text:style-name="Standard">This optional element is a integer range value specifying the required amount of virtual memory for each of the resources to be allocated for this job submission. The amount is given in bytes. Multiplicity is zero of one.</text:p>
      <text:list text:style-name="List_20_1" text:continue-numbering="true">
        <text:list-item>
          <text:list text:continue-numbering="true">
            <text:list-item>
              <text:list text:continue-numbering="true">
                <text:list-item>
                  <text:h text:style-name="P83" text:outline-level="3">IndividualDiskSpace</text:h>
                </text:list-item>
              </text:list>
            </text:list-item>
          </text:list>
        </text:list-item>
      </text:list>
      <text:p text:style-name="Standard">This is an optional integer value that describes the required amount of disk space for each resource allocated to the job. The amount of disk space is given in bytes. Multiplicity is zero or one.</text:p>
      <text:list text:style-name="List_20_1" text:continue-numbering="true">
        <text:list-item>
          <text:list text:continue-numbering="true">
            <text:list-item>
              <text:list text:continue-numbering="true">
                <text:list-item>
                  <text:h text:style-name="P83" text:outline-level="3">IndividualCPUTime</text:h>
                </text:list-item>
              </text:list>
            </text:list-item>
          </text:list>
        </text:list-item>
      </text:list>
      <text:p text:style-name="Standard">This is optional element is a integer range value specifying the total number of CPU seconds required on each resource to execute the job. Multiplicity is zero or one.</text:p>
      <text:list text:style-name="List_20_1" text:continue-numbering="true">
        <text:list-item>
          <text:list text:continue-numbering="true">
            <text:list-item>
              <text:list text:continue-numbering="true">
                <text:list-item>
                  <text:h text:style-name="P83" text:outline-level="3">TotalCPUTime</text:h>
                </text:list-item>
              </text:list>
            </text:list-item>
          </text:list>
        </text:list-item>
      </text:list>
      <text:p text:style-name="Standard">This optional element is a integer range value specifying total number of CPU seconds required, across all CPUs used to execute the job. Multiplicity is zero or one.</text:p>
      <text:list text:style-name="List_20_1" text:continue-numbering="true">
        <text:list-item>
          <text:list text:continue-numbering="true">
            <text:list-item>
              <text:list text:continue-numbering="true">
                <text:list-item>
                  <text:h text:style-name="P83" text:outline-level="3">IndividualWallTime</text:h>
                </text:list-item>
              </text:list>
            </text:list-item>
          </text:list>
        </text:list-item>
      </text:list>
      <text:p text:style-name="Standard">This optional element is a integer range that specifies the soft limit on the duration of the application’s execution on each resource, in seconds. Multiplicity is zero or one.</text:p>
      <text:list text:style-name="List_20_1" text:continue-numbering="true">
        <text:list-item>
          <text:list text:continue-numbering="true">
            <text:list-item>
              <text:list text:continue-numbering="true">
                <text:list-item>
                  <text:h text:style-name="P83" text:outline-level="3">TotalWallTime</text:h>
                </text:list-item>
              </text:list>
            </text:list-item>
          </text:list>
        </text:list-item>
      </text:list>
      <text:p text:style-name="Standard">This optional element is a integer range that specifies the soft limit on the duration of the application’s execution acroess all CPUs used to execute the job, in seconds. Multiplicity is zero or one.</text:p>
      <text:list text:style-name="List_20_1" text:continue-numbering="true">
        <text:list-item>
          <text:list text:continue-numbering="true">
            <text:list-item>
              <text:list text:continue-numbering="true">
                <text:list-item>
                  <text:h text:style-name="P83" text:outline-level="3">CacheDiskSpace</text:h>
                </text:list-item>
              </text:list>
            </text:list-item>
          </text:list>
        </text:list-item>
      </text:list>
      <text:p text:style-name="Text_20_body">This optional integer element contains the requested amount of disk space in bytes on a longer lifetime cache territory. Multiplicity is zero or one.</text:p>
      <text:list text:style-name="List_20_1" text:continue-numbering="true">
        <text:list-item>
          <text:list text:continue-numbering="true">
            <text:list-item>
              <text:list text:continue-numbering="true">
                <text:list-item>
                  <text:h text:style-name="P83" text:outline-level="3">SessionDi<text:change text:change-id="ct-1359580828"/><text:change-start text:change-id="ct-1359580156"/>sk<text:change-end text:change-id="ct-1359580156"/>Space</text:h>
                </text:list-item>
              </text:list>
            </text:list-item>
          </text:list>
        </text:list-item>
      </text:list>
      <text:p text:style-name="Text_20_body">This optional integer element contains the requested amount of disk space in bytes on a session directory of the job. Multiplicity is zero or one.</text:p>
      <text:list text:style-name="List_20_1" text:continue-numbering="true">
        <text:list-item>
          <text:list text:continue-numbering="true">
            <text:list-item>
              <text:list text:continue-numbering="true">
                <text:list-item>
                  <text:h text:style-name="P83" text:outline-level="3">SessionDirAccessType</text:h>
                </text:list-item>
              </text:list>
            </text:list-item>
          </text:list>
        </text:list-item>
      </text:list>
      <text:p text:style-name="Text_20_body">This optional element defines the type of the remote access to the session directory of the job. It is an enumeration with the following options:</text:p>
      <text:list text:style-name="L6">
        <text:list-item>
          <text:p text:style-name="P70">none: no remote access required</text:p>
        </text:list-item>
        <text:list-item>
          <text:p text:style-name="P70">readable: read only access</text:p>
        </text:list-item>
        <text:list-item>
          <text:p text:style-name="P70">writeable: read and write acess</text:p>
        </text:list-item>
      </text:list>
      <text:list text:style-name="List_20_1" text:continue-numbering="true">
        <text:list-item>
          <text:list text:continue-numbering="true">
            <text:list-item>
              <text:list text:continue-numbering="true">
                <text:list-item>
                  <text:h text:style-name="P83" text:outline-level="3">CEType</text:h>
                </text:list-item>
              </text:list>
            </text:list-item>
          </text:list>
        </text:list-item>
      </text:list>
      <text:p text:style-name="Standard">This optional complex element defines which grid middleware the job should be submitted to. Multiplicity is one or more. Type is the same as RuntimeEnvironment element.</text:p>
      <text:list text:style-name="List_20_1" text:continue-numbering="true">
        <text:list-item>
          <text:list text:continue-numbering="true">
            <text:list-item>
              <text:list text:continue-numbering="true">
                <text:list-item>
                  <text:h text:style-name="P83" text:outline-level="3"><text:soft-page-break/>NodeAccess</text:h>
                </text:list-item>
              </text:list>
            </text:list-item>
          </text:list>
        </text:list-item>
      </text:list>
      <text:p text:style-name="Standard">The optional element defines the required connectivity of the computing element where the job shoudl be run. It is an enumeration with the following options:</text:p>
      <text:list text:style-name="L7">
        <text:list-item>
          <text:p text:style-name="P73">inboud: inbound network is required to the running job</text:p>
        </text:list-item>
        <text:list-item>
          <text:p text:style-name="P73">outbound: outbund network is required ot the running job</text:p>
        </text:list-item>
        <text:list-item>
          <text:p text:style-name="P73">inoutbound: both direction is required to the running job</text:p>
        </text:list-item>
      </text:list>
      <text:p text:style-name="Standard">Multiplicity is zero or one. If it is not defined than network connection not required for the running job.</text:p>
      <text:list text:style-name="List_20_1" text:continue-numbering="true">
        <text:list-item>
          <text:list text:continue-numbering="true">
            <text:list-item>
              <text:list text:continue-numbering="true">
                <text:list-item>
                  <text:h text:style-name="P83" text:outline-level="3">ReferenceTime</text:h>
                </text:list-item>
              </text:list>
            </text:list-item>
          </text:list>
        </text:list-item>
      </text:list>
      <text:p text:style-name="Text_20_body">This optional complex element specifies the value of <text:span text:style-name="T8">what exactly?</text:span> </text:p>
      <text:p text:style-name="P14">Feri: confusing description, structure need to be defined: TBD</text:p>
      <text:p text:style-name="P14">(this requested maximum time for an attribute. This elements value is a requested maximum time for an attribute specified benchmark with an other value specified value on the execution element. A special benchmark is the frequency (default value) where the value can be the CPU Clock.) </text:p>
      <text:list text:style-name="List_20_1" text:continue-numbering="true">
        <text:list-item>
          <text:list text:continue-numbering="true">
            <text:list-item>
              <text:list text:continue-numbering="true">
                <text:list-item>
                  <text:h text:style-name="P83" text:outline-level="3">Slots</text:h>
                </text:list-item>
              </text:list>
            </text:list-item>
          </text:list>
        </text:list-item>
      </text:list>
      <text:p text:style-name="Standard">The Resource section have a subsection slots which <text:span text:style-name="T9">represents the maximum count of parallel threads or processes.</text:span></text:p>
      <text:list text:style-name="List_20_1" text:continue-numbering="true">
        <text:list-item>
          <text:list text:continue-numbering="true">
            <text:list-item>
              <text:list text:continue-numbering="true">
                <text:list-item>
                  <text:list text:continue-numbering="true">
                    <text:list-item>
                      <text:p text:style-name="P146">NumberOfProcesses</text:p>
                    </text:list-item>
                  </text:list>
                </text:list-item>
              </text:list>
            </text:list-item>
          </text:list>
        </text:list-item>
      </text:list>
      <text:p text:style-name="P15">This optional integer range element specifies the number of instances of the executable that the consuming system MUST start when starting this parallel application. If this element is not present then it is not defined and the consuming system MAY choose any value. Multiplicity is zero or one.</text:p>
      <text:list text:style-name="List_20_1" text:continue-numbering="true">
        <text:list-item>
          <text:list text:continue-numbering="true">
            <text:list-item>
              <text:list text:continue-numbering="true">
                <text:list-item>
                  <text:list text:continue-numbering="true">
                    <text:list-item>
                      <text:p text:style-name="P146">ProcessPerHost</text:p>
                    </text:list-item>
                  </text:list>
                </text:list-item>
              </text:list>
            </text:list-item>
          </text:list>
        </text:list-item>
      </text:list>
      <text:p text:style-name="P15">This optional integer range element specifies the number of instances of the executable that the consuming system MUST start per host. If this element is not present then it is not defined and the consuming systém MAY choose any value. Multiplicity is zero or one.</text:p>
      <text:list text:style-name="List_20_1" text:continue-numbering="true">
        <text:list-item>
          <text:list text:continue-numbering="true">
            <text:list-item>
              <text:list text:continue-numbering="true">
                <text:list-item>
                  <text:list text:continue-numbering="true">
                    <text:list-item>
                      <text:p text:style-name="P146">ThreadsPerProcesses</text:p>
                    </text:list-item>
                  </text:list>
                </text:list-item>
              </text:list>
            </text:list-item>
          </text:list>
        </text:list-item>
      </text:list>
      <text:p text:style-name="P15">This optional integer range element specifies the number of threads per process (i.e., per instance of the executable). If this element is not present then it is not defined and the consuming system MAY choose any value. Multiplicity is zero or one.</text:p>
      <text:list text:style-name="List_20_1" text:continue-numbering="true">
        <text:list-item>
          <text:list text:continue-numbering="true">
            <text:list-item>
              <text:list text:continue-numbering="true">
                <text:list-item>
                  <text:list text:continue-numbering="true">
                    <text:list-item>
                      <text:p text:style-name="P146">SPMDVariation</text:p>
                    </text:list-item>
                  </text:list>
                </text:list-item>
              </text:list>
            </text:list-item>
          </text:list>
        </text:list-item>
      </text:list>
      <text:p text:style-name="P6">This element defines the type of SPMD application.</text:p>
      <text:p text:style-name="P7">Feri: enumeration? Which options? Mandatory?</text:p>
      <text:list text:style-name="List_20_1" text:continue-numbering="true">
        <text:list-item>
          <text:list text:continue-numbering="true">
            <text:list-item>
              <text:list text:continue-numbering="true">
                <text:list-item>
                  <text:h text:style-name="P83" text:outline-level="3">CandidateTarget</text:h>
                </text:list-item>
              </text:list>
            </text:list-item>
          </text:list>
        </text:list-item>
      </text:list>
      <text:p text:style-name="P18">This optional complex element represents the computing service prefered to be used. Multiplicity is <text:s/>zero or more. </text:p>
      <text:list text:style-name="List_20_1" text:continue-numbering="true">
        <text:list-item>
          <text:list text:continue-numbering="true">
            <text:list-item>
              <text:list text:continue-numbering="true">
                <text:list-item>
                  <text:list text:continue-numbering="true">
                    <text:list-item>
                      <text:p text:style-name="P150">EndPointURL</text:p>
                    </text:list-item>
                  </text:list>
                </text:list-item>
              </text:list>
            </text:list-item>
          </text:list>
        </text:list-item>
      </text:list>
      <text:p text:style-name="Text_20_body">This mandatory element contains the computing element endpoint's URL. Multiplicity is one.</text:p>
      <text:list text:style-name="List_20_1" text:continue-numbering="true">
        <text:list-item>
          <text:list text:continue-numbering="true">
            <text:list-item>
              <text:list text:continue-numbering="true">
                <text:list-item>
                  <text:list text:continue-numbering="true">
                    <text:list-item>
                      <text:p text:style-name="P150"><text:soft-page-break/>QueueName</text:p>
                    </text:list-item>
                  </text:list>
                </text:list-item>
              </text:list>
            </text:list-item>
          </text:list>
        </text:list-item>
      </text:list>
      <text:p text:style-name="Text_20_body">This optional string element defines the name of the prefered queue.</text:p>
      <text:list text:style-name="List_20_1" text:continue-numbering="true">
        <text:list-item>
          <text:list text:continue-numbering="true">
            <text:list-item>
              <text:list text:continue-numbering="true">
                <text:list-item>
                  <text:h text:style-name="P83" text:outline-level="3">RunTimeEnvironment</text:h>
                </text:list-item>
              </text:list>
            </text:list-item>
          </text:list>
        </text:list-item>
      </text:list>
      <text:p text:style-name="P18">This optional complex element is to define the necessary software environment for the job execution. Multiplicity is zero or more. If multiple element defined than all is required for job execution.</text:p>
      <text:p text:style-name="P19">Feri: detailed structure comes from the Martin's Software Version class</text:p>
      <text:list text:style-name="List_20_1" text:continue-numbering="true">
        <text:list-item>
          <text:list text:continue-numbering="true">
            <text:list-item>
              <text:h text:style-name="P78" text:outline-level="2"><text:change-start text:change-id="ct-1400089716"/><text:reference-mark-start text:name="DataStaging"/>DataStaging<text:change-end text:change-id="ct-1400089716"/><text:reference-mark-end text:name="DataStaging"/></text:h>
            </text:list-item>
          </text:list>
        </text:list-item>
      </text:list>
      <text:p text:style-name="Standard">Data staging defines the files and directories that should be moved to the execution host (stage in) and the files and directories that should be moved from the execution host (stage out). They are staged in before the job starts executing and are staged out after the job terminates (<text:span text:style-name="T8">only if successful?</text:span>). <text:s/>If a directory is specified then a recursive copy will be performed if the source or the target have this capability. If the execution environment, source or target does not support recursive copying an error should be reported. The ordering of the elements is not significant. </text:p>
      <text:p text:style-name="Standard">The DataStaging is an optional comlex element with multiplicity zero or one. The contains <text:span text:style-name="T4">File</text:span>, <text:span text:style-name="T4">Directory</text:span> and <text:span text:style-name="T4">Default</text:span> sub-elements.</text:p>
      <text:list text:style-name="List_20_1" text:continue-numbering="true">
        <text:list-item>
          <text:list text:continue-numbering="true">
            <text:list-item>
              <text:list text:continue-numbering="true">
                <text:list-item>
                  <text:h text:style-name="P83" text:outline-level="3">File</text:h>
                </text:list-item>
              </text:list>
            </text:list-item>
          </text:list>
        </text:list-item>
      </text:list>
      <text:p text:style-name="Text_20_body">This is an optional complex element with multiplicity zero or more.</text:p>
      <text:list text:style-name="List_20_1" text:continue-numbering="true">
        <text:list-item>
          <text:list text:continue-numbering="true">
            <text:list-item>
              <text:list text:continue-numbering="true">
                <text:list-item>
                  <text:list text:continue-numbering="true">
                    <text:list-item>
                      <text:p text:style-name="P150">Name</text:p>
                    </text:list-item>
                  </text:list>
                </text:list-item>
              </text:list>
            </text:list-item>
          </text:list>
        </text:list-item>
      </text:list>
      <text:p text:style-name="Text_20_body">This mandatoy string element defines the name of the local file. Multiplicity is one.</text:p>
      <text:p text:style-name="P14">Feri: tell something about path: relative, absolute</text:p>
      <text:list text:style-name="List_20_1" text:continue-numbering="true">
        <text:list-item>
          <text:list text:continue-numbering="true">
            <text:list-item>
              <text:list text:continue-numbering="true">
                <text:list-item>
                  <text:list text:continue-numbering="true">
                    <text:list-item>
                      <text:p text:style-name="P150">KeepData</text:p>
                    </text:list-item>
                  </text:list>
                </text:list-item>
              </text:list>
            </text:list-item>
          </text:list>
        </text:list-item>
      </text:list>
      <text:p text:style-name="Standard">This optional boolean element specify wether the file required to be keep in <text:span text:style-name="T8">where? </text:span>After the file staged out. Multiplicity is zero or one. If it is not defined then the default value is false.</text:p>
      <text:list text:style-name="List_20_1" text:continue-numbering="true">
        <text:list-item>
          <text:list text:continue-numbering="true">
            <text:list-item>
              <text:list text:continue-numbering="true">
                <text:list-item>
                  <text:list text:continue-numbering="true">
                    <text:list-item>
                      <text:p text:style-name="P150">IsExecutable</text:p>
                    </text:list-item>
                  </text:list>
                </text:list-item>
              </text:list>
            </text:list-item>
          </text:list>
        </text:list-item>
      </text:list>
      <text:p text:style-name="Text_20_body">This optional boolean element specify where the file is executable or not. Multiplicity is zer or one. If it is not defined than the default value is false.</text:p>
      <text:list text:style-name="List_20_1" text:continue-numbering="true">
        <text:list-item>
          <text:list text:continue-numbering="true">
            <text:list-item>
              <text:list text:continue-numbering="true">
                <text:list-item>
                  <text:list text:continue-numbering="true">
                    <text:list-item>
                      <text:p text:style-name="P150">DownloadToCache</text:p>
                    </text:list-item>
                  </text:list>
                </text:list-item>
              </text:list>
            </text:list-item>
          </text:list>
        </text:list-item>
      </text:list>
      <text:p text:style-name="Standard">This optional boolean value shows if the user wants to store the file on the cache disk space. Multiplicity is zero or one. If it is not defined than the default value is false.</text:p>
      <text:list text:style-name="List_20_1" text:continue-numbering="true">
        <text:list-item>
          <text:list text:continue-numbering="true">
            <text:list-item>
              <text:list text:continue-numbering="true">
                <text:list-item>
                  <text:list text:continue-numbering="true">
                    <text:list-item>
                      <text:p text:style-name="P150">DataIndexingService</text:p>
                    </text:list-item>
                  </text:list>
                </text:list-item>
              </text:list>
            </text:list-item>
          </text:list>
        </text:list-item>
      </text:list>
      <text:p text:style-name="Standard">This optional element contains the URL of the data indexing service. Multiplicity is zero or more. If it is not defined than but the Defaults section contains corresponding value than that will be used.</text:p>
      <text:p text:style-name="P5">Feri: TBD: how to define different protocols URL may not enougth.</text:p>
      <text:list text:style-name="List_20_1" text:continue-numbering="true">
        <text:list-item>
          <text:list text:continue-numbering="true">
            <text:list-item>
              <text:list text:continue-numbering="true">
                <text:list-item>
                  <text:list text:continue-numbering="true">
                    <text:list-item>
                      <text:p text:style-name="P150">Source</text:p>
                    </text:list-item>
                  </text:list>
                </text:list-item>
              </text:list>
            </text:list-item>
          </text:list>
        </text:list-item>
      </text:list>
      <text:p text:style-name="Standard">This optional complex element shows a source (remote location) of the file. There can be more than one instance of this element. If there are multiple sources then one of them will be used. <text:soft-page-break/>Multiplicity zero or mor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39">URL</text:p>
                        </text:list-item>
                      </text:list>
                    </text:list-item>
                  </text:list>
                </text:list-item>
              </text:list>
            </text:list-item>
          </text:list>
        </text:list-item>
      </text:list>
      <text:p text:style-name="Text_20_body">Remote location of the file. This mandatory element with URL type and multiplicity on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39">Threads</text:p>
                        </text:list-item>
                      </text:list>
                    </text:list-item>
                  </text:list>
                </text:list-item>
              </text:list>
            </text:list-item>
          </text:list>
        </text:list-item>
      </text:list>
      <text:p text:style-name="Text_20_body">This optional integer element defines how much threads can be used by the given source for staging in the file. If it is not defined the default value is 1. Multiplicity is zero or one.</text:p>
      <text:list text:style-name="List_20_1" text:continue-numbering="true">
        <text:list-item>
          <text:list text:continue-numbering="true">
            <text:list-item>
              <text:list text:continue-numbering="true">
                <text:list-item>
                  <text:list text:continue-numbering="true">
                    <text:list-item>
                      <text:p text:style-name="P150">Target</text:p>
                    </text:list-item>
                  </text:list>
                </text:list-item>
              </text:list>
            </text:list-item>
          </text:list>
        </text:list-item>
      </text:list>
      <text:p text:style-name="Standard">This optional complex element shows a target (remote location) of the file. There can be more than one instance of this element. The goal is uploading the file to at least one target during the stage out phase, but to every mandatory location. Multiplicity is zero or more. From the Source and Target elements at least one should be defined.</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39">URL</text:p>
                        </text:list-item>
                      </text:list>
                    </text:list-item>
                  </text:list>
                </text:list-item>
              </text:list>
            </text:list-item>
          </text:list>
        </text:list-item>
      </text:list>
      <text:p text:style-name="Text_20_body">Remote location of the file. This mandatory element with URL type and multiplicity on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39">Threads</text:p>
                        </text:list-item>
                      </text:list>
                    </text:list-item>
                  </text:list>
                </text:list-item>
              </text:list>
            </text:list-item>
          </text:list>
        </text:list-item>
      </text:list>
      <text:p text:style-name="Text_20_body">This optional integer element defines how much threads can be used by the given source for staging in the file. If it is not defined the default value is 1. Multiplicity is zero or on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39">Mandatory</text:p>
                        </text:list-item>
                      </text:list>
                    </text:list-item>
                  </text:list>
                </text:list-item>
              </text:list>
            </text:list-item>
          </text:list>
        </text:list-item>
      </text:list>
      <text:p text:style-name="Text_20_body">This optional boolean element defines if the given Target is mandatory or not. Multiplicity is zero or one.</text:p>
      <text:list text:style-name="List_20_1" text:continue-numbering="true">
        <text:list-item>
          <text:list text:continue-numbering="true">
            <text:list-item>
              <text:list text:continue-numbering="true">
                <text:list-item>
                  <text:list text:continue-numbering="true">
                    <text:list-item>
                      <text:list text:continue-numbering="true">
                        <text:list-item>
                          <text:p text:style-name="P139">NeededReplica</text:p>
                        </text:list-item>
                      </text:list>
                    </text:list-item>
                  </text:list>
                </text:list-item>
              </text:list>
            </text:list-item>
          </text:list>
        </text:list-item>
      </text:list>
      <text:p text:style-name="Text_20_body">This optional integer element can be used to define the required count of the replicas on a given storage system. If it is not defined than the default value is 1. Multiplicity is zero or one.</text:p>
      <text:list text:style-name="List_20_1" text:continue-numbering="true">
        <text:list-item>
          <text:list text:continue-numbering="true">
            <text:list-item>
              <text:list text:continue-numbering="true">
                <text:list-item>
                  <text:h text:style-name="P83" text:outline-level="3">Directory</text:h>
                </text:list-item>
              </text:list>
            </text:list-item>
          </text:list>
        </text:list-item>
      </text:list>
      <text:p text:style-name="Text_20_body">Separate element for directory required because the handling at the computing element side of the directory may differs from the files. This is an optional complex element with multiplicity zero or more.</text:p>
      <text:p text:style-name="Text_20_body">Currently the Directory element have a same subelements what the File element have.</text:p>
      <text:list text:style-name="List_20_1" text:continue-numbering="true">
        <text:list-item>
          <text:list text:continue-numbering="true">
            <text:list-item>
              <text:list text:continue-numbering="true">
                <text:list-item>
                  <text:h text:style-name="P83" text:outline-level="3">Defaults</text:h>
                </text:list-item>
              </text:list>
            </text:list-item>
          </text:list>
        </text:list-item>
      </text:list>
      <text:p text:style-name="P6">This optional complex element contains some default value used during the sage in and stage out process.</text:p>
      <text:list text:style-name="List_20_1" text:continue-numbering="true">
        <text:list-item>
          <text:list text:continue-numbering="true">
            <text:list-item>
              <text:list text:continue-numbering="true">
                <text:list-item>
                  <text:list text:continue-numbering="true">
                    <text:list-item>
                      <text:p text:style-name="P150">DataIndexingService</text:p>
                    </text:list-item>
                  </text:list>
                </text:list-item>
              </text:list>
            </text:list-item>
          </text:list>
        </text:list-item>
      </text:list>
      <text:p text:style-name="Standard">This optional element contains the URL of the data indexing service. Multiplicity is zero or more.</text:p>
      <text:p text:style-name="P5">Feri: TBD: how to define different protocols URL may not enougth.</text:p>
      <text:list text:style-name="List_20_1" text:continue-numbering="true">
        <text:list-item>
          <text:list text:continue-numbering="true">
            <text:list-item>
              <text:list text:continue-numbering="true">
                <text:list-item>
                  <text:list text:continue-numbering="true">
                    <text:list-item>
                      <text:p text:style-name="P150"><text:soft-page-break/>StagingInBaseURI</text:p>
                    </text:list-item>
                  </text:list>
                </text:list-item>
              </text:list>
            </text:list-item>
          </text:list>
        </text:list-item>
      </text:list>
      <text:p text:style-name="P18">This optional URL element defines the endpont which used for every source file or directory which are defined in a relative way. Multiplicity zero or one.</text:p>
      <text:list text:style-name="List_20_1" text:continue-numbering="true">
        <text:list-item>
          <text:list text:continue-numbering="true">
            <text:list-item>
              <text:list text:continue-numbering="true">
                <text:list-item>
                  <text:list text:continue-numbering="true">
                    <text:list-item>
                      <text:p text:style-name="P150">StagingOutBaseURI</text:p>
                    </text:list-item>
                  </text:list>
                </text:list-item>
              </text:list>
            </text:list-item>
          </text:list>
        </text:list-item>
      </text:list>
      <text:p text:style-name="P17"><text:span text:style-name="T9">This optional URL element defines the endpont which used for every target file or directory which </text:span><text:span text:style-name="T9">are defined in a relative way.</text:span></text:p>
      <text:list text:style-name="List_20_1" text:continue-numbering="true">
        <text:list-item>
          <text:list text:continue-numbering="true">
            <text:list-item>
              <text:h text:style-name="P82" text:outline-level="2"><text:change-start text:change-id="ct-1400090164"/><text:reference-mark-start text:name="JobMetaData"/>JobMetaData<text:change-end text:change-id="ct-1400090164"/><text:reference-mark-end text:name="JobMetaData"/></text:h>
            </text:list-item>
          </text:list>
        </text:list-item>
      </text:list>
      <text:p text:style-name="P16">This is an optional complex element which describe the context in which the job description was generated and provide some further instruction how the specified requirements can be interpretered.</text:p>
      <text:list text:style-name="List_20_1" text:continue-numbering="true">
        <text:list-item>
          <text:list text:continue-numbering="true">
            <text:list-item>
              <text:list text:continue-numbering="true">
                <text:list-item>
                  <text:h text:style-name="P83" text:outline-level="3">Author</text:h>
                </text:list-item>
              </text:list>
            </text:list-item>
          </text:list>
        </text:list-item>
      </text:list>
      <text:p text:style-name="P20">This optional string element may contain the identifier of the exhibitor service. Multiplicity zero or one.</text:p>
      <text:list text:style-name="List_20_1" text:continue-numbering="true">
        <text:list-item>
          <text:list text:continue-numbering="true">
            <text:list-item>
              <text:list text:continue-numbering="true">
                <text:list-item>
                  <text:h text:style-name="P83" text:outline-level="3">DocumentExpiration</text:h>
                </text:list-item>
              </text:list>
            </text:list-item>
          </text:list>
        </text:list-item>
      </text:list>
      <text:p text:style-name="P18">This optional date element contains a timestamp that the job became irrelevant after. It may also be able to handle the different time zones. Multiplicity is zero or one.</text:p>
      <text:list text:style-name="List_20_1" text:continue-numbering="true">
        <text:list-item>
          <text:list text:continue-numbering="true">
            <text:list-item>
              <text:list text:continue-numbering="true">
                <text:list-item>
                  <text:h text:style-name="P83" text:outline-level="3">Rank</text:h>
                </text:list-item>
              </text:list>
            </text:list-item>
          </text:list>
        </text:list-item>
      </text:list>
      <text:p text:style-name="P18">This optional string element states how to rank computing elements that have already met the other requirements. Multiplicity is zero or one.</text:p>
      <text:list text:style-name="List_20_1" text:continue-numbering="true">
        <text:list-item>
          <text:list text:continue-numbering="true">
            <text:list-item>
              <text:list text:continue-numbering="true">
                <text:list-item>
                  <text:h text:style-name="P83" text:outline-level="3">FuzzyRank</text:h>
                </text:list-item>
              </text:list>
            </text:list-item>
          </text:list>
        </text:list-item>
      </text:list>
      <text:p text:style-name="P21">This optional boolean element that enables fuzzyness in the ranking computation. Multiplicity is zero of one. If it is not defined than the default value is false.</text:p>
      <text:p text:style-name="P21"/>
      <text:list text:style-name="List_20_1" text:continue-numbering="true">
        <text:list-item>
          <text:h text:style-name="P136" text:outline-level="1">XML Rendering</text:h>
        </text:list-item>
      </text:list>
      <text:p text:style-name="P13">Feri: discussion needed espceially related to range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StarSymbol" svg:font-family="StarSymbol"/>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none"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list-style-name="" style:class="text" style:master-page-name="">
      <style:paragraph-properties fo:margin-top="0.423cm" fo:margin-bottom="0.212cm" style:page-number="auto" fo:keep-with-next="always">
        <style:tab-stops/>
      </style:paragraph-propertie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Endnote_20_anchor" style:display-name="Endnote anchor" style:family="text">
      <style:text-properties style:text-position="super 58%"/>
    </style:style>
    <style:style style:name="DataType" style:family="text" style:parent-style-name="Emphasis">
      <style:text-properties style:font-name="Nimbus Mono L" fo:font-style="normal" style:font-size-asian="10.5pt"/>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00" style:text-underline-style="none" style:font-size-asian="10.5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prefix=" " style:num-suffix=" " style:num-format="1">
        <style:list-level-properties text:min-label-width="0.508cm"/>
      </text:list-level-style-number>
      <text:list-level-style-number text:level="2" style:num-prefix=" " style:num-suffix=" " style:num-format="1" text:display-levels="2">
        <style:list-level-properties text:min-label-width="0.508cm"/>
      </text:list-level-style-number>
      <text:list-level-style-number text:level="3" style:num-prefix=" " style:num-suffix=" " style:num-format="1" text:display-levels="3">
        <style:list-level-properties text:min-label-width="0.508cm"/>
      </text:list-level-style-number>
      <text:list-level-style-number text:level="4" style:num-prefix=" " style:num-suffix=" " style:num-format="1" text:display-levels="4">
        <style:list-level-properties text:min-label-width="0.508cm"/>
      </text:list-level-style-number>
      <text:list-level-style-number text:level="5" style:num-prefix=" " style:num-suffix=" " style:num-format="1" text:display-levels="5">
        <style:list-level-properties text:min-label-width="0.508cm"/>
      </text:list-level-style-number>
      <text:list-level-style-number text:level="6" style:num-prefix=" " style:num-suffix=" " style:num-format="1" text:display-levels="6">
        <style:list-level-properties text:min-label-width="0.508cm"/>
      </text:list-level-style-number>
      <text:list-level-style-number text:level="7" style:num-prefix=" " style:num-suffix=" " style:num-format="1" text:display-levels="7">
        <style:list-level-properties text:min-label-width="0.508cm"/>
      </text:list-level-style-number>
      <text:list-level-style-number text:level="8" style:num-prefix=" " style:num-suffix=" " style:num-format="1" text:display-levels="8">
        <style:list-level-properties text:min-label-width="0.508cm"/>
      </text:list-level-style-number>
      <text:list-level-style-number text:level="9" style:num-prefix=" " style:num-suffix=" " style:num-format="1" text:display-levels="9">
        <style:list-level-properties text:min-label-width="0.508cm"/>
      </text:list-level-style-number>
      <text:list-level-style-number text:level="10" style:num-prefix=" " style:num-suffix=" " style:num-format="1" text:display-levels="10">
        <style:list-level-properties text:min-label-width="0.508cm"/>
      </text:list-level-style-number>
    </text:list-style>
    <text:list-style style:name="Numbering_20_2" style:display-name="Numbering 2">
      <text:list-level-style-number text:level="1" text:style-name="Numbering_20_Symbols" style:num-prefix=" " style:num-suffix=" " style:num-format="1">
        <style:list-level-properties text:min-label-width="0.381cm"/>
      </text:list-level-style-number>
      <text:list-level-style-number text:level="2" text:style-name="Numbering_20_Symbols" style:num-prefix=" " style:num-suffix=" " style:num-format="1" text:start-value="2" text:display-levels="2">
        <style:list-level-properties text:min-label-width="0.381cm"/>
      </text:list-level-style-number>
      <text:list-level-style-number text:level="3" text:style-name="Numbering_20_Symbols" style:num-prefix=" " style:num-suffix=" " style:num-format="1" text:start-value="3" text:display-levels="3">
        <style:list-level-properties text:min-label-width="0.381cm"/>
      </text:list-level-style-number>
      <text:list-level-style-number text:level="4" text:style-name="Numbering_20_Symbols" style:num-prefix=" " style:num-suffix=" " style:num-format="1" text:start-value="4" text:display-levels="4">
        <style:list-level-properties text:min-label-width="0.381cm"/>
      </text:list-level-style-number>
      <text:list-level-style-number text:level="5" text:style-name="Numbering_20_Symbols" style:num-prefix=" " style:num-suffix=" " style:num-format="1" text:start-value="5" text:display-levels="5">
        <style:list-level-properties text:min-label-width="0.381cm"/>
      </text:list-level-style-number>
      <text:list-level-style-number text:level="6" text:style-name="Numbering_20_Symbols" style:num-prefix=" " style:num-suffix=" " style:num-format="1" text:start-value="6" text:display-levels="6">
        <style:list-level-properties text:min-label-width="0.381cm"/>
      </text:list-level-style-number>
      <text:list-level-style-number text:level="7" text:style-name="Numbering_20_Symbols" style:num-prefix=" " style:num-suffix=" " style:num-format="1" text:start-value="7" text:display-levels="7">
        <style:list-level-properties text:min-label-width="0.381cm"/>
      </text:list-level-style-number>
      <text:list-level-style-number text:level="8" text:style-name="Numbering_20_Symbols" style:num-prefix=" " style:num-suffix=" " style:num-format="1" text:start-value="8" text:display-levels="8">
        <style:list-level-properties text:min-label-width="0.381cm"/>
      </text:list-level-style-number>
      <text:list-level-style-number text:level="9" text:style-name="Numbering_20_Symbols" style:num-prefix=" " style:num-suffix=" " style:num-format="1" text:start-value="9" text:display-levels="9">
        <style:list-level-properties text:min-label-width="0.381cm"/>
      </text:list-level-style-number>
      <text:list-level-style-number text:level="10" text:style-name="Numbering_20_Symbols" style:num-prefix=" " style:num-suffix=" " style:num-format="1" text:start-value="10" text:display-levels="10">
        <style:list-level-properties text:min-label-width="0.38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01cm" text:min-label-width="0.4cm"/>
      </text:list-level-style-number>
      <text:list-level-style-number text:level="3" text:style-name="Numbering_20_Symbols" style:num-prefix=" " style:num-suffix=" " style:num-format="1" text:display-levels="3">
        <style:list-level-properties text:space-before="0.799cm" text:min-label-width="0.4cm"/>
      </text:list-level-style-number>
      <text:list-level-style-number text:level="4" text:style-name="Numbering_20_Symbols" style:num-prefix=" " style:num-suffix=" " style:num-format="1" text:display-levels="4">
        <style:list-level-properties text:space-before="1.2cm" text:min-label-width="0.4cm"/>
      </text:list-level-style-number>
      <text:list-level-style-number text:level="5" text:style-name="Numbering_20_Symbols" style:num-prefix=" " style:num-suffix=" " style:num-format="1" text:display-levels="5">
        <style:list-level-properties text:space-before="1.6cm" text:min-label-width="0.4cm"/>
      </text:list-level-style-number>
      <text:list-level-style-number text:level="6" text:style-name="Numbering_20_Symbols" style:num-prefix=" " style:num-suffix=" " style:num-format="1" text:display-levels="6">
        <style:list-level-properties text:space-before="2.001cm" text:min-label-width="0.4cm"/>
      </text:list-level-style-number>
      <text:list-level-style-number text:level="7" text:style-name="Numbering_20_Symbols" style:num-prefix=" " style:num-suffix=" " style:num-format="1" text:display-levels="7">
        <style:list-level-properties text:space-before="2.399cm" text:min-label-width="0.4cm"/>
      </text:list-level-style-number>
      <text:list-level-style-number text:level="8" text:style-name="Numbering_20_Symbols" style:num-prefix=" " style:num-suffix=" " style:num-format="1" text:display-levels="8">
        <style:list-level-properties text:space-before="2.8cm" text:min-label-width="0.4cm"/>
      </text:list-level-style-number>
      <text:list-level-style-number text:level="9" text:style-name="Numbering_20_Symbols" style:num-prefix=" " style:num-suffix=" " style:num-format="1" text:display-levels="9">
        <style:list-level-properties text:space-before="3.2cm" text:min-label-width="0.4cm"/>
      </text:list-level-style-number>
      <text:list-level-style-number text:level="10" text:style-name="Numbering_20_Symbols" style:num-prefix=" " style:num-suffix=" " style:num-format="1" text:display-levels="10">
        <style:list-level-properties text:space-before="3.601cm" text:min-label-width="0.4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9-06-29T09:30:59</meta:creation-date>
    <dc:creator>Martin Andersen</dc:creator>
    <dc:date>2009-07-02T11:31:53</dc:date>
    <meta:editing-cycles>29</meta:editing-cycles>
    <meta:editing-duration>PT8H3M34S</meta:editing-duration>
    <meta:user-defined meta:name="Info 1"/>
    <meta:user-defined meta:name="Info 2"/>
    <meta:user-defined meta:name="Info 3"/>
    <meta:user-defined meta:name="Info 4"/>
    <meta:document-statistic meta:table-count="0" meta:image-count="0" meta:object-count="0" meta:page-count="12" meta:paragraph-count="378" meta:word-count="3570" meta:character-count="22174"/>
  </office:meta>
</office:document-meta>
</file>